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27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0071in" svg:height="4.3819in" svg:x="7.0776in" svg:y="3.9614in">
            <draw:object draw:notify-on-update-of-ranges="Sheet1.J2:Sheet1.J21 Sheet1.K1:Sheet1.K1 Sheet1.K2:Sheet1.K21 Sheet1.L1:Sheet1.L1 Sheet1.L2:Sheet1.L21 Sheet1.M1:Sheet1.M1 Sheet1.M2:Sheet1.M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#Buckets</text:p>
          </table:table-cell>
          <table:table-cell office:value-type="string">
            <text:p>Exacto</text:p>
          </table:table-cell>
          <table:table-cell office:value-type="string">
            <text:p>Clasico</text:p>
          </table:table-cell>
          <table:table-cell office:value-type="string">
            <text:p>Steps</text:p>
          </table:table-cell>
          <table:table-cell office:value-type="string">
            <text:p>Propia</text:p>
          </table:table-cell>
          <table:table-cell office:value-type="string">
            <text:p>Error Clasico</text:p>
          </table:table-cell>
          <table:table-cell office:value-type="string">
            <text:p>Error Steps</text:p>
          </table:table-cell>
          <table:table-cell office:value-type="string">
            <text:p>Error Propia</text:p>
          </table:table-cell>
          <table:table-cell/>
          <table:table-cell office:value-type="string">
            <text:p>#Buckets</text:p>
          </table:table-cell>
          <table:table-cell office:value-type="string">
            <text:p>Prom. Error Clasico</text:p>
          </table:table-cell>
          <table:table-cell office:value-type="string">
            <text:p>Prom. Error Steps</text:p>
          </table:table-cell>
          <table:table-cell office:value-type="string">
            <text:p>Prom. Error Propi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9">
            <text:p>0.00009</text:p>
          </table:table-cell>
          <table:table-cell office:value-type="float" office:value="0.02854">
            <text:p>0.02854</text:p>
          </table:table-cell>
          <table:table-cell office:value-type="float" office:value="0.0333333333333">
            <text:p>0.0333333333</text:p>
          </table:table-cell>
          <table:table-cell office:value-type="float" office:value="0.15105">
            <text:p>0.15105</text:p>
          </table:table-cell>
          <table:table-cell table:formula="of:=ABS([.$B$2]-[.C2])" office:value-type="float" office:value="0.02845">
            <text:p>0.02845</text:p>
          </table:table-cell>
          <table:table-cell table:formula="of:=ABS([.$B$2]-[.D2])" office:value-type="float" office:value="0.0332433333333">
            <text:p>0.0332433333</text:p>
          </table:table-cell>
          <table:table-cell table:formula="of:=ABS([.$B$2]-[.E2])" office:value-type="float" office:value="0.15096">
            <text:p>0.15096</text:p>
          </table:table-cell>
          <table:table-cell/>
          <table:table-cell office:value-type="float" office:value="10">
            <text:p>10</text:p>
          </table:table-cell>
          <table:table-cell table:formula="of:=AVERAGE([.F2:.F6])" office:value-type="float" office:value="0.094658">
            <text:p>0.094658</text:p>
          </table:table-cell>
          <table:table-cell table:formula="of:=AVERAGE([.G2:.G6])" office:value-type="float" office:value="0.03990999999998">
            <text:p>0.03991</text:p>
          </table:table-cell>
          <table:table-cell table:formula="of:=AVERAGE([.H2:.H6])" office:value-type="float" office:value="0.094954">
            <text:p>0.0949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112">
            <text:p>0.00112</text:p>
          </table:table-cell>
          <table:table-cell office:value-type="float" office:value="0.12251">
            <text:p>0.12251</text:p>
          </table:table-cell>
          <table:table-cell office:value-type="float" office:value="0.0333333333333">
            <text:p>0.0333333333</text:p>
          </table:table-cell>
          <table:table-cell office:value-type="float" office:value="0.15105">
            <text:p>0.15105</text:p>
          </table:table-cell>
          <table:table-cell table:formula="of:=ABS([.$B$2]-[.C3])" office:value-type="float" office:value="0.12242">
            <text:p>0.12242</text:p>
          </table:table-cell>
          <table:table-cell table:formula="of:=ABS([.$B$2]-[.D3])" office:value-type="float" office:value="0.0332433333333">
            <text:p>0.0332433333</text:p>
          </table:table-cell>
          <table:table-cell table:formula="of:=ABS([.$B$2]-[.E3])" office:value-type="float" office:value="0.15096">
            <text:p>0.15096</text:p>
          </table:table-cell>
          <table:table-cell/>
          <table:table-cell office:value-type="float" office:value="20">
            <text:p>20</text:p>
          </table:table-cell>
          <table:table-cell table:formula="of:=AVERAGE([.F7:.F11])" office:value-type="float" office:value="0.048232">
            <text:p>0.048232</text:p>
          </table:table-cell>
          <table:table-cell table:formula="of:=AVERAGE([.G7:.G11])" office:value-type="float" office:value="0.01991000000002">
            <text:p>0.01991</text:p>
          </table:table-cell>
          <table:table-cell table:formula="of:=AVERAGE([.H7:.H11])" office:value-type="float" office:value="0.038416">
            <text:p>0.0384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149">
            <text:p>0.00149</text:p>
          </table:table-cell>
          <table:table-cell office:value-type="float" office:value="0.31267">
            <text:p>0.31267</text:p>
          </table:table-cell>
          <table:table-cell office:value-type="float" office:value="0.0333333333333">
            <text:p>0.0333333333</text:p>
          </table:table-cell>
          <table:table-cell office:value-type="float" office:value="0.15308">
            <text:p>0.15308</text:p>
          </table:table-cell>
          <table:table-cell table:formula="of:=ABS([.$B$2]-[.C4])" office:value-type="float" office:value="0.31258">
            <text:p>0.31258</text:p>
          </table:table-cell>
          <table:table-cell table:formula="of:=ABS([.$B$2]-[.D4])" office:value-type="float" office:value="0.0332433333333">
            <text:p>0.0332433333</text:p>
          </table:table-cell>
          <table:table-cell table:formula="of:=ABS([.$B$2]-[.E4])" office:value-type="float" office:value="0.15299">
            <text:p>0.15299</text:p>
          </table:table-cell>
          <table:table-cell/>
          <table:table-cell office:value-type="float" office:value="30">
            <text:p>30</text:p>
          </table:table-cell>
          <table:table-cell table:formula="of:=AVERAGE([.F12:.F16])" office:value-type="float" office:value="0.030222">
            <text:p>0.030222</text:p>
          </table:table-cell>
          <table:table-cell table:formula="of:=AVERAGE([.G12:.G16])" office:value-type="float" office:value="0.01324333333334">
            <text:p>0.0132433333</text:p>
          </table:table-cell>
          <table:table-cell table:formula="of:=AVERAGE([.H12:.H16])" office:value-type="float" office:value="0.025422">
            <text:p>0.0254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13">
            <text:p>0.00013</text:p>
          </table:table-cell>
          <table:table-cell office:value-type="float" office:value="0.0092">
            <text:p>0.0092</text:p>
          </table:table-cell>
          <table:table-cell office:value-type="float" office:value="0.05">
            <text:p>0.05</text:p>
          </table:table-cell>
          <table:table-cell office:value-type="float" office:value="0.01002">
            <text:p>0.01002</text:p>
          </table:table-cell>
          <table:table-cell table:formula="of:=ABS([.$B$2]-[.C5])" office:value-type="float" office:value="0.00911">
            <text:p>0.00911</text:p>
          </table:table-cell>
          <table:table-cell table:formula="of:=ABS([.$B$2]-[.D5])" office:value-type="float" office:value="0.04991">
            <text:p>0.04991</text:p>
          </table:table-cell>
          <table:table-cell table:formula="of:=ABS([.$B$2]-[.E5])" office:value-type="float" office:value="0.00993">
            <text:p>0.00993</text:p>
          </table:table-cell>
          <table:table-cell/>
          <table:table-cell office:value-type="float" office:value="40">
            <text:p>40</text:p>
          </table:table-cell>
          <table:table-cell table:formula="of:=AVERAGE([.F17:.F21])" office:value-type="float" office:value="0.024986">
            <text:p>0.024986</text:p>
          </table:table-cell>
          <table:table-cell table:formula="of:=AVERAGE([.G17:.G21])" office:value-type="float" office:value="0.009909999999998">
            <text:p>0.00991</text:p>
          </table:table-cell>
          <table:table-cell table:formula="of:=AVERAGE([.H17:.H21])" office:value-type="float" office:value="0.015646">
            <text:p>0.0156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2">
            <text:p>0.00002</text:p>
          </table:table-cell>
          <table:table-cell office:value-type="float" office:value="0.00082">
            <text:p>0.00082</text:p>
          </table:table-cell>
          <table:table-cell office:value-type="float" office:value="0.05">
            <text:p>0.05</text:p>
          </table:table-cell>
          <table:table-cell office:value-type="float" office:value="0.01002">
            <text:p>0.01002</text:p>
          </table:table-cell>
          <table:table-cell table:formula="of:=ABS([.$B$2]-[.C6])" office:value-type="float" office:value="0.00073">
            <text:p>0.00073</text:p>
          </table:table-cell>
          <table:table-cell table:formula="of:=ABS([.$B$2]-[.D6])" office:value-type="float" office:value="0.04991">
            <text:p>0.04991</text:p>
          </table:table-cell>
          <table:table-cell table:formula="of:=ABS([.$B$2]-[.E6])" office:value-type="float" office:value="0.00993">
            <text:p>0.00993</text:p>
          </table:table-cell>
          <table:table-cell/>
          <table:table-cell office:value-type="float" office:value="50">
            <text:p>50</text:p>
          </table:table-cell>
          <table:table-cell table:formula="of:=AVERAGE([.F22:.F26])" office:value-type="float" office:value="0.018692">
            <text:p>0.018692</text:p>
          </table:table-cell>
          <table:table-cell table:formula="of:=AVERAGE([.G22:.G26])" office:value-type="float" office:value="0.007910000000002">
            <text:p>0.00791</text:p>
          </table:table-cell>
          <table:table-cell table:formula="of:=AVERAGE([.H22:.H26])" office:value-type="float" office:value="0.0156">
            <text:p>0.015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09">
            <text:p>0.00009</text:p>
          </table:table-cell>
          <table:table-cell office:value-type="float" office:value="0.0077">
            <text:p>0.0077</text:p>
          </table:table-cell>
          <table:table-cell office:value-type="float" office:value="0.0166666666667">
            <text:p>0.0166666667</text:p>
          </table:table-cell>
          <table:table-cell office:value-type="float" office:value="0.02854">
            <text:p>0.02854</text:p>
          </table:table-cell>
          <table:table-cell table:formula="of:=ABS([.$B$2]-[.C7])" office:value-type="float" office:value="0.00761">
            <text:p>0.00761</text:p>
          </table:table-cell>
          <table:table-cell table:formula="of:=ABS([.$B$2]-[.D7])" office:value-type="float" office:value="0.0165766666667">
            <text:p>0.0165766667</text:p>
          </table:table-cell>
          <table:table-cell table:formula="of:=ABS([.$B$2]-[.E7])" office:value-type="float" office:value="0.02845">
            <text:p>0.02845</text:p>
          </table:table-cell>
          <table:table-cell/>
          <table:table-cell office:value-type="float" office:value="60">
            <text:p>60</text:p>
          </table:table-cell>
          <table:table-cell table:formula="of:=AVERAGE([.F27:.F31])" office:value-type="float" office:value="0.0164">
            <text:p>0.0164</text:p>
          </table:table-cell>
          <table:table-cell table:formula="of:=AVERAGE([.G27:.G31])" office:value-type="float" office:value="0.006576666666668">
            <text:p>0.0065766667</text:p>
          </table:table-cell>
          <table:table-cell table:formula="of:=AVERAGE([.H27:.H31])" office:value-type="float" office:value="0.012748">
            <text:p>0.0127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112">
            <text:p>0.00112</text:p>
          </table:table-cell>
          <table:table-cell office:value-type="float" office:value="0.0759">
            <text:p>0.0759</text:p>
          </table:table-cell>
          <table:table-cell office:value-type="float" office:value="0.0166666666667">
            <text:p>0.0166666667</text:p>
          </table:table-cell>
          <table:table-cell office:value-type="float" office:value="0.07924">
            <text:p>0.07924</text:p>
          </table:table-cell>
          <table:table-cell table:formula="of:=ABS([.$B$2]-[.C8])" office:value-type="float" office:value="0.07581">
            <text:p>0.07581</text:p>
          </table:table-cell>
          <table:table-cell table:formula="of:=ABS([.$B$2]-[.D8])" office:value-type="float" office:value="0.0165766666667">
            <text:p>0.0165766667</text:p>
          </table:table-cell>
          <table:table-cell table:formula="of:=ABS([.$B$2]-[.E8])" office:value-type="float" office:value="0.07915">
            <text:p>0.07915</text:p>
          </table:table-cell>
          <table:table-cell/>
          <table:table-cell office:value-type="float" office:value="70">
            <text:p>70</text:p>
          </table:table-cell>
          <table:table-cell table:formula="of:=AVERAGE([.F32:.F36])" office:value-type="float" office:value="0.013378">
            <text:p>0.013378</text:p>
          </table:table-cell>
          <table:table-cell table:formula="of:=AVERAGE([.G32:.G36])" office:value-type="float" office:value="0.005624285714284">
            <text:p>0.0056242857</text:p>
          </table:table-cell>
          <table:table-cell table:formula="of:=AVERAGE([.H32:.H36])" office:value-type="float" office:value="0.007332">
            <text:p>0.00733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149">
            <text:p>0.00149</text:p>
          </table:table-cell>
          <table:table-cell office:value-type="float" office:value="0.14993">
            <text:p>0.14993</text:p>
          </table:table-cell>
          <table:table-cell office:value-type="float" office:value="0.0166666666667">
            <text:p>0.0166666667</text:p>
          </table:table-cell>
          <table:table-cell office:value-type="float" office:value="0.07473">
            <text:p>0.07473</text:p>
          </table:table-cell>
          <table:table-cell table:formula="of:=ABS([.$B$2]-[.C9])" office:value-type="float" office:value="0.14984">
            <text:p>0.14984</text:p>
          </table:table-cell>
          <table:table-cell table:formula="of:=ABS([.$B$2]-[.D9])" office:value-type="float" office:value="0.0165766666667">
            <text:p>0.0165766667</text:p>
          </table:table-cell>
          <table:table-cell table:formula="of:=ABS([.$B$2]-[.E9])" office:value-type="float" office:value="0.07464">
            <text:p>0.07464</text:p>
          </table:table-cell>
          <table:table-cell/>
          <table:table-cell office:value-type="float" office:value="80">
            <text:p>80</text:p>
          </table:table-cell>
          <table:table-cell table:formula="of:=AVERAGE([.F37:.F41])" office:value-type="float" office:value="0.011608">
            <text:p>0.011608</text:p>
          </table:table-cell>
          <table:table-cell table:formula="of:=AVERAGE([.G37:.G41])" office:value-type="float" office:value="0.004910000000002">
            <text:p>0.00491</text:p>
          </table:table-cell>
          <table:table-cell table:formula="of:=AVERAGE([.H37:.H41])" office:value-type="float" office:value="0.006636">
            <text:p>0.0066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13">
            <text:p>0.00013</text:p>
          </table:table-cell>
          <table:table-cell office:value-type="float" office:value="0.00792">
            <text:p>0.00792</text:p>
          </table:table-cell>
          <table:table-cell office:value-type="float" office:value="0.025">
            <text:p>0.025</text:p>
          </table:table-cell>
          <table:table-cell office:value-type="float" office:value="0.0092">
            <text:p>0.0092</text:p>
          </table:table-cell>
          <table:table-cell table:formula="of:=ABS([.$B$2]-[.C10])" office:value-type="float" office:value="0.00783">
            <text:p>0.00783</text:p>
          </table:table-cell>
          <table:table-cell table:formula="of:=ABS([.$B$2]-[.D10])" office:value-type="float" office:value="0.02491">
            <text:p>0.02491</text:p>
          </table:table-cell>
          <table:table-cell table:formula="of:=ABS([.$B$2]-[.E10])" office:value-type="float" office:value="0.00911">
            <text:p>0.00911</text:p>
          </table:table-cell>
          <table:table-cell/>
          <table:table-cell office:value-type="float" office:value="90">
            <text:p>90</text:p>
          </table:table-cell>
          <table:table-cell table:formula="of:=AVERAGE([.F42:.F46])" office:value-type="float" office:value="0.010466">
            <text:p>0.010466</text:p>
          </table:table-cell>
          <table:table-cell table:formula="of:=AVERAGE([.G42:.G46])" office:value-type="float" office:value="0.005835925925924">
            <text:p>0.0058359259</text:p>
          </table:table-cell>
          <table:table-cell table:formula="of:=AVERAGE([.H42:.H46])" office:value-type="float" office:value="0.007792">
            <text:p>0.00779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02">
            <text:p>0.00002</text:p>
          </table:table-cell>
          <table:table-cell office:value-type="float" office:value="0.00016">
            <text:p>0.00016</text:p>
          </table:table-cell>
          <table:table-cell office:value-type="float" office:value="0.025">
            <text:p>0.025</text:p>
          </table:table-cell>
          <table:table-cell office:value-type="float" office:value="0.00082">
            <text:p>0.00082</text:p>
          </table:table-cell>
          <table:table-cell table:formula="of:=ABS([.$B$2]-[.C11])" office:value-type="float" office:value="0.00007">
            <text:p>0.00007</text:p>
          </table:table-cell>
          <table:table-cell table:formula="of:=ABS([.$B$2]-[.D11])" office:value-type="float" office:value="0.02491">
            <text:p>0.02491</text:p>
          </table:table-cell>
          <table:table-cell table:formula="of:=ABS([.$B$2]-[.E11])" office:value-type="float" office:value="0.00073">
            <text:p>0.00073</text:p>
          </table:table-cell>
          <table:table-cell/>
          <table:table-cell office:value-type="float" office:value="100">
            <text:p>100</text:p>
          </table:table-cell>
          <table:table-cell table:formula="of:=AVERAGE([.F47:.F51])" office:value-type="float" office:value="0.00971">
            <text:p>0.00971</text:p>
          </table:table-cell>
          <table:table-cell table:formula="of:=AVERAGE([.G47:.G51])" office:value-type="float" office:value="0.005243333333332">
            <text:p>0.0052433333</text:p>
          </table:table-cell>
          <table:table-cell table:formula="of:=AVERAGE([.H47:.H51])" office:value-type="float" office:value="0.00757">
            <text:p>0.007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09">
            <text:p>0.00009</text:p>
          </table:table-cell>
          <table:table-cell office:value-type="float" office:value="0.00807">
            <text:p>0.00807</text:p>
          </table:table-cell>
          <table:table-cell office:value-type="float" office:value="0.0111111111111">
            <text:p>0.0111111111</text:p>
          </table:table-cell>
          <table:table-cell office:value-type="float" office:value="0.01241">
            <text:p>0.01241</text:p>
          </table:table-cell>
          <table:table-cell table:formula="of:=ABS([.$B$2]-[.C12])" office:value-type="float" office:value="0.00798">
            <text:p>0.00798</text:p>
          </table:table-cell>
          <table:table-cell table:formula="of:=ABS([.$B$2]-[.D12])" office:value-type="float" office:value="0.0110211111111">
            <text:p>0.0110211111</text:p>
          </table:table-cell>
          <table:table-cell table:formula="of:=ABS([.$B$2]-[.E12])" office:value-type="float" office:value="0.01232">
            <text:p>0.01232</text:p>
          </table:table-cell>
          <table:table-cell/>
          <table:table-cell office:value-type="float" office:value="110">
            <text:p>110</text:p>
          </table:table-cell>
          <table:table-cell table:formula="of:=AVERAGE([.F52:.F56])" office:value-type="float" office:value="0.008572">
            <text:p>0.008572</text:p>
          </table:table-cell>
          <table:table-cell table:formula="of:=AVERAGE([.G52:.G56])" office:value-type="float" office:value="0.00354636363636">
            <text:p>0.0035463636</text:p>
          </table:table-cell>
          <table:table-cell table:formula="of:=AVERAGE([.H52:.H56])" office:value-type="float" office:value="0.006712">
            <text:p>0.00671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112">
            <text:p>0.00112</text:p>
          </table:table-cell>
          <table:table-cell office:value-type="float" office:value="0.05298">
            <text:p>0.05298</text:p>
          </table:table-cell>
          <table:table-cell office:value-type="float" office:value="0.0111111111111">
            <text:p>0.0111111111</text:p>
          </table:table-cell>
          <table:table-cell office:value-type="float" office:value="0.05635">
            <text:p>0.05635</text:p>
          </table:table-cell>
          <table:table-cell table:formula="of:=ABS([.$B$2]-[.C13])" office:value-type="float" office:value="0.05289">
            <text:p>0.05289</text:p>
          </table:table-cell>
          <table:table-cell table:formula="of:=ABS([.$B$2]-[.D13])" office:value-type="float" office:value="0.0110211111111">
            <text:p>0.0110211111</text:p>
          </table:table-cell>
          <table:table-cell table:formula="of:=ABS([.$B$2]-[.E13])" office:value-type="float" office:value="0.05626">
            <text:p>0.05626</text:p>
          </table:table-cell>
          <table:table-cell/>
          <table:table-cell office:value-type="float" office:value="120">
            <text:p>120</text:p>
          </table:table-cell>
          <table:table-cell table:formula="of:=AVERAGE([.F57:.F61])" office:value-type="float" office:value="0.00757">
            <text:p>0.00757</text:p>
          </table:table-cell>
          <table:table-cell table:formula="of:=AVERAGE([.G57:.G61])" office:value-type="float" office:value="0.003243333333336">
            <text:p>0.0032433333</text:p>
          </table:table-cell>
          <table:table-cell table:formula="of:=AVERAGE([.H57:.H61])" office:value-type="float" office:value="0.00648">
            <text:p>0.0064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149">
            <text:p>0.00149</text:p>
          </table:table-cell>
          <table:table-cell office:value-type="float" office:value="0.08334">
            <text:p>0.08334</text:p>
          </table:table-cell>
          <table:table-cell office:value-type="float" office:value="0.0111111111111">
            <text:p>0.0111111111</text:p>
          </table:table-cell>
          <table:table-cell office:value-type="float" office:value="0.04975">
            <text:p>0.04975</text:p>
          </table:table-cell>
          <table:table-cell table:formula="of:=ABS([.$B$2]-[.C14])" office:value-type="float" office:value="0.08325">
            <text:p>0.08325</text:p>
          </table:table-cell>
          <table:table-cell table:formula="of:=ABS([.$B$2]-[.D14])" office:value-type="float" office:value="0.0110211111111">
            <text:p>0.0110211111</text:p>
          </table:table-cell>
          <table:table-cell table:formula="of:=ABS([.$B$2]-[.E14])" office:value-type="float" office:value="0.04966">
            <text:p>0.04966</text:p>
          </table:table-cell>
          <table:table-cell/>
          <table:table-cell office:value-type="float" office:value="130">
            <text:p>130</text:p>
          </table:table-cell>
          <table:table-cell table:formula="of:=AVERAGE([.F62:.F66])" office:value-type="float" office:value="0.00703">
            <text:p>0.00703</text:p>
          </table:table-cell>
          <table:table-cell table:formula="of:=AVERAGE([.G62:.G66])" office:value-type="float" office:value="0.004012564102562">
            <text:p>0.0040125641</text:p>
          </table:table-cell>
          <table:table-cell table:formula="of:=AVERAGE([.H62:.H66])" office:value-type="float" office:value="0.00638">
            <text:p>0.0063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13">
            <text:p>0.00013</text:p>
          </table:table-cell>
          <table:table-cell office:value-type="float" office:value="0.00706">
            <text:p>0.00706</text:p>
          </table:table-cell>
          <table:table-cell office:value-type="float" office:value="0.0166666666667">
            <text:p>0.0166666667</text:p>
          </table:table-cell>
          <table:table-cell office:value-type="float" office:value="0.00872">
            <text:p>0.00872</text:p>
          </table:table-cell>
          <table:table-cell table:formula="of:=ABS([.$B$2]-[.C15])" office:value-type="float" office:value="0.00697">
            <text:p>0.00697</text:p>
          </table:table-cell>
          <table:table-cell table:formula="of:=ABS([.$B$2]-[.D15])" office:value-type="float" office:value="0.0165766666667">
            <text:p>0.0165766667</text:p>
          </table:table-cell>
          <table:table-cell table:formula="of:=ABS([.$B$2]-[.E15])" office:value-type="float" office:value="0.00863">
            <text:p>0.00863</text:p>
          </table:table-cell>
          <table:table-cell/>
          <table:table-cell office:value-type="float" office:value="140">
            <text:p>140</text:p>
          </table:table-cell>
          <table:table-cell table:formula="of:=AVERAGE([.F67:.F71])" office:value-type="float" office:value="0.006344">
            <text:p>0.006344</text:p>
          </table:table-cell>
          <table:table-cell table:formula="of:=AVERAGE([.G67:.G71])" office:value-type="float" office:value="0.002767142857142">
            <text:p>0.0027671429</text:p>
          </table:table-cell>
          <table:table-cell table:formula="of:=AVERAGE([.H67:.H71])" office:value-type="float" office:value="0.003434">
            <text:p>0.00343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02">
            <text:p>0.00002</text:p>
          </table:table-cell>
          <table:table-cell office:value-type="float" office:value="0.00011">
            <text:p>0.00011</text:p>
          </table:table-cell>
          <table:table-cell office:value-type="float" office:value="0.0166666666667">
            <text:p>0.0166666667</text:p>
          </table:table-cell>
          <table:table-cell office:value-type="float" office:value="0.00033">
            <text:p>0.00033</text:p>
          </table:table-cell>
          <table:table-cell table:formula="of:=ABS([.$B$2]-[.C16])" office:value-type="float" office:value="0.00002">
            <text:p>0.00002</text:p>
          </table:table-cell>
          <table:table-cell table:formula="of:=ABS([.$B$2]-[.D16])" office:value-type="float" office:value="0.0165766666667">
            <text:p>0.0165766667</text:p>
          </table:table-cell>
          <table:table-cell table:formula="of:=ABS([.$B$2]-[.E16])" office:value-type="float" office:value="0.00024">
            <text:p>0.00024</text:p>
          </table:table-cell>
          <table:table-cell/>
          <table:table-cell office:value-type="float" office:value="150">
            <text:p>150</text:p>
          </table:table-cell>
          <table:table-cell table:formula="of:=AVERAGE([.F72:.F76])" office:value-type="float" office:value="0.006264">
            <text:p>0.006264</text:p>
          </table:table-cell>
          <table:table-cell table:formula="of:=AVERAGE([.G72:.G76])" office:value-type="float" office:value="0.002576666666664">
            <text:p>0.0025766667</text:p>
          </table:table-cell>
          <table:table-cell table:formula="of:=AVERAGE([.H72:.H76])" office:value-type="float" office:value="0.004796">
            <text:p>0.00479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09">
            <text:p>0.00009</text:p>
          </table:table-cell>
          <table:table-cell office:value-type="float" office:value="0.0045">
            <text:p>0.0045</text:p>
          </table:table-cell>
          <table:table-cell office:value-type="float" office:value="0.00833333333333">
            <text:p>0.0083333333</text:p>
          </table:table-cell>
          <table:table-cell office:value-type="float" office:value="0.0077">
            <text:p>0.0077</text:p>
          </table:table-cell>
          <table:table-cell table:formula="of:=ABS([.$B$2]-[.C17])" office:value-type="float" office:value="0.00441">
            <text:p>0.00441</text:p>
          </table:table-cell>
          <table:table-cell table:formula="of:=ABS([.$B$2]-[.D17])" office:value-type="float" office:value="0.00824333333333">
            <text:p>0.0082433333</text:p>
          </table:table-cell>
          <table:table-cell table:formula="of:=ABS([.$B$2]-[.E17])" office:value-type="float" office:value="0.00761">
            <text:p>0.00761</text:p>
          </table:table-cell>
          <table:table-cell/>
          <table:table-cell office:value-type="float" office:value="160">
            <text:p>160</text:p>
          </table:table-cell>
          <table:table-cell table:formula="of:=AVERAGE([.F77:.F81])" office:value-type="float" office:value="0.00571">
            <text:p>0.00571</text:p>
          </table:table-cell>
          <table:table-cell table:formula="of:=AVERAGE([.G77:.G81])" office:value-type="float" office:value="0.002409999999998">
            <text:p>0.00241</text:p>
          </table:table-cell>
          <table:table-cell table:formula="of:=AVERAGE([.H77:.H81])" office:value-type="float" office:value="0.004554">
            <text:p>0.00455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112">
            <text:p>0.00112</text:p>
          </table:table-cell>
          <table:table-cell office:value-type="float" office:value="0.05239">
            <text:p>0.05239</text:p>
          </table:table-cell>
          <table:table-cell office:value-type="float" office:value="0.00833333333333">
            <text:p>0.0083333333</text:p>
          </table:table-cell>
          <table:table-cell office:value-type="float" office:value="0.02407">
            <text:p>0.02407</text:p>
          </table:table-cell>
          <table:table-cell table:formula="of:=ABS([.$B$2]-[.C18])" office:value-type="float" office:value="0.0523">
            <text:p>0.0523</text:p>
          </table:table-cell>
          <table:table-cell table:formula="of:=ABS([.$B$2]-[.D18])" office:value-type="float" office:value="0.00824333333333">
            <text:p>0.0082433333</text:p>
          </table:table-cell>
          <table:table-cell table:formula="of:=ABS([.$B$2]-[.E18])" office:value-type="float" office:value="0.02398">
            <text:p>0.02398</text:p>
          </table:table-cell>
          <table:table-cell/>
          <table:table-cell office:value-type="float" office:value="170">
            <text:p>170</text:p>
          </table:table-cell>
          <table:table-cell table:formula="of:=AVERAGE([.F82:.F86])" office:value-type="float" office:value="0.005368">
            <text:p>0.005368</text:p>
          </table:table-cell>
          <table:table-cell table:formula="of:=AVERAGE([.G82:.G86])" office:value-type="float" office:value="0.002262941176474">
            <text:p>0.0022629412</text:p>
          </table:table-cell>
          <table:table-cell table:formula="of:=AVERAGE([.H82:.H86])" office:value-type="float" office:value="0.004792">
            <text:p>0.00479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149">
            <text:p>0.00149</text:p>
          </table:table-cell>
          <table:table-cell office:value-type="float" office:value="0.06463">
            <text:p>0.06463</text:p>
          </table:table-cell>
          <table:table-cell office:value-type="float" office:value="0.00833333333333">
            <text:p>0.0083333333</text:p>
          </table:table-cell>
          <table:table-cell office:value-type="float" office:value="0.03883">
            <text:p>0.03883</text:p>
          </table:table-cell>
          <table:table-cell table:formula="of:=ABS([.$B$2]-[.C19])" office:value-type="float" office:value="0.06454">
            <text:p>0.06454</text:p>
          </table:table-cell>
          <table:table-cell table:formula="of:=ABS([.$B$2]-[.D19])" office:value-type="float" office:value="0.00824333333333">
            <text:p>0.0082433333</text:p>
          </table:table-cell>
          <table:table-cell table:formula="of:=ABS([.$B$2]-[.E19])" office:value-type="float" office:value="0.03874">
            <text:p>0.03874</text:p>
          </table:table-cell>
          <table:table-cell/>
          <table:table-cell office:value-type="float" office:value="180">
            <text:p>180</text:p>
          </table:table-cell>
          <table:table-cell table:formula="of:=AVERAGE([.F87:.F91])" office:value-type="float" office:value="0.005264">
            <text:p>0.005264</text:p>
          </table:table-cell>
          <table:table-cell table:formula="of:=AVERAGE([.G87:.G91])" office:value-type="float" office:value="0.002872962962964">
            <text:p>0.002872963</text:p>
          </table:table-cell>
          <table:table-cell table:formula="of:=AVERAGE([.H87:.H91])" office:value-type="float" office:value="0.004106">
            <text:p>0.00410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13">
            <text:p>0.00013</text:p>
          </table:table-cell>
          <table:table-cell office:value-type="float" office:value="0.00377">
            <text:p>0.00377</text:p>
          </table:table-cell>
          <table:table-cell office:value-type="float" office:value="0.0125">
            <text:p>0.0125</text:p>
          </table:table-cell>
          <table:table-cell office:value-type="float" office:value="0.00792">
            <text:p>0.00792</text:p>
          </table:table-cell>
          <table:table-cell table:formula="of:=ABS([.$B$2]-[.C20])" office:value-type="float" office:value="0.00368">
            <text:p>0.00368</text:p>
          </table:table-cell>
          <table:table-cell table:formula="of:=ABS([.$B$2]-[.D20])" office:value-type="float" office:value="0.01241">
            <text:p>0.01241</text:p>
          </table:table-cell>
          <table:table-cell table:formula="of:=ABS([.$B$2]-[.E20])" office:value-type="float" office:value="0.00783">
            <text:p>0.00783</text:p>
          </table:table-cell>
          <table:table-cell/>
          <table:table-cell office:value-type="float" office:value="190">
            <text:p>190</text:p>
          </table:table-cell>
          <table:table-cell table:formula="of:=AVERAGE([.F92:.F96])" office:value-type="float" office:value="0.00464">
            <text:p>0.00464</text:p>
          </table:table-cell>
          <table:table-cell table:formula="of:=AVERAGE([.G92:.G96])" office:value-type="float" office:value="0.002015263157894">
            <text:p>0.0020152632</text:p>
          </table:table-cell>
          <table:table-cell table:formula="of:=AVERAGE([.H92:.H96])" office:value-type="float" office:value="0.00523">
            <text:p>0.0052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02">
            <text:p>0.00002</text:p>
          </table:table-cell>
          <table:table-cell office:value-type="float" office:value="0.00009">
            <text:p>0.00009</text:p>
          </table:table-cell>
          <table:table-cell office:value-type="float" office:value="0.0125">
            <text:p>0.0125</text:p>
          </table:table-cell>
          <table:table-cell office:value-type="float" office:value="0.00016">
            <text:p>0.00016</text:p>
          </table:table-cell>
          <table:table-cell table:formula="of:=ABS([.$B$2]-[.C21])" office:value-type="float" office:value="0">
            <text:p>0</text:p>
          </table:table-cell>
          <table:table-cell table:formula="of:=ABS([.$B$2]-[.D21])" office:value-type="float" office:value="0.01241">
            <text:p>0.01241</text:p>
          </table:table-cell>
          <table:table-cell table:formula="of:=ABS([.$B$2]-[.E21])" office:value-type="float" office:value="0.00007">
            <text:p>0.00007</text:p>
          </table:table-cell>
          <table:table-cell/>
          <table:table-cell office:value-type="float" office:value="200">
            <text:p>200</text:p>
          </table:table-cell>
          <table:table-cell table:formula="of:=AVERAGE([.F97:.F101])" office:value-type="float" office:value="0.004528">
            <text:p>0.004528</text:p>
          </table:table-cell>
          <table:table-cell table:formula="of:=AVERAGE([.G97:.G101])" office:value-type="float" office:value="0.002576666666668">
            <text:p>0.0025766667</text:p>
          </table:table-cell>
          <table:table-cell table:formula="of:=AVERAGE([.H97:.H101])" office:value-type="float" office:value="0.00321">
            <text:p>0.0032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009">
            <text:p>0.00009</text:p>
          </table:table-cell>
          <table:table-cell office:value-type="float" office:value="0.00493">
            <text:p>0.00493</text:p>
          </table:table-cell>
          <table:table-cell office:value-type="float" office:value="0.00666666666667">
            <text:p>0.0066666667</text:p>
          </table:table-cell>
          <table:table-cell office:value-type="float" office:value="0.01179">
            <text:p>0.01179</text:p>
          </table:table-cell>
          <table:table-cell table:formula="of:=ABS([.$B$2]-[.C22])" office:value-type="float" office:value="0.00484">
            <text:p>0.00484</text:p>
          </table:table-cell>
          <table:table-cell table:formula="of:=ABS([.$B$2]-[.D22])" office:value-type="float" office:value="0.00657666666667">
            <text:p>0.0065766667</text:p>
          </table:table-cell>
          <table:table-cell table:formula="of:=ABS([.$B$2]-[.E22])" office:value-type="float" office:value="0.0117">
            <text:p>0.011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112">
            <text:p>0.00112</text:p>
          </table:table-cell>
          <table:table-cell office:value-type="float" office:value="0.03373">
            <text:p>0.03373</text:p>
          </table:table-cell>
          <table:table-cell office:value-type="float" office:value="0.00666666666667">
            <text:p>0.0066666667</text:p>
          </table:table-cell>
          <table:table-cell office:value-type="float" office:value="0.03455">
            <text:p>0.03455</text:p>
          </table:table-cell>
          <table:table-cell table:formula="of:=ABS([.$B$2]-[.C23])" office:value-type="float" office:value="0.03364">
            <text:p>0.03364</text:p>
          </table:table-cell>
          <table:table-cell table:formula="of:=ABS([.$B$2]-[.D23])" office:value-type="float" office:value="0.00657666666667">
            <text:p>0.0065766667</text:p>
          </table:table-cell>
          <table:table-cell table:formula="of:=ABS([.$B$2]-[.E23])" office:value-type="float" office:value="0.03446">
            <text:p>0.0344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149">
            <text:p>0.00149</text:p>
          </table:table-cell>
          <table:table-cell office:value-type="float" office:value="0.05181">
            <text:p>0.05181</text:p>
          </table:table-cell>
          <table:table-cell office:value-type="float" office:value="0.00666666666667">
            <text:p>0.0066666667</text:p>
          </table:table-cell>
          <table:table-cell office:value-type="float" office:value="0.02397">
            <text:p>0.02397</text:p>
          </table:table-cell>
          <table:table-cell table:formula="of:=ABS([.$B$2]-[.C24])" office:value-type="float" office:value="0.05172">
            <text:p>0.05172</text:p>
          </table:table-cell>
          <table:table-cell table:formula="of:=ABS([.$B$2]-[.D24])" office:value-type="float" office:value="0.00657666666667">
            <text:p>0.0065766667</text:p>
          </table:table-cell>
          <table:table-cell table:formula="of:=ABS([.$B$2]-[.E24])" office:value-type="float" office:value="0.02388">
            <text:p>0.0238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013">
            <text:p>0.00013</text:p>
          </table:table-cell>
          <table:table-cell office:value-type="float" office:value="0.00334">
            <text:p>0.00334</text:p>
          </table:table-cell>
          <table:table-cell office:value-type="float" office:value="0.01">
            <text:p>0.01</text:p>
          </table:table-cell>
          <table:table-cell office:value-type="float" office:value="0.00799">
            <text:p>0.00799</text:p>
          </table:table-cell>
          <table:table-cell table:formula="of:=ABS([.$B$2]-[.C25])" office:value-type="float" office:value="0.00325">
            <text:p>0.00325</text:p>
          </table:table-cell>
          <table:table-cell table:formula="of:=ABS([.$B$2]-[.D25])" office:value-type="float" office:value="0.00991">
            <text:p>0.00991</text:p>
          </table:table-cell>
          <table:table-cell table:formula="of:=ABS([.$B$2]-[.E25])" office:value-type="float" office:value="0.0079">
            <text:p>0.007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002">
            <text:p>0.00002</text:p>
          </table:table-cell>
          <table:table-cell office:value-type="float" office:value="0.00008">
            <text:p>0.00008</text:p>
          </table:table-cell>
          <table:table-cell office:value-type="float" office:value="0.01">
            <text:p>0.01</text:p>
          </table:table-cell>
          <table:table-cell office:value-type="float" office:value="0.00015">
            <text:p>0.00015</text:p>
          </table:table-cell>
          <table:table-cell table:formula="of:=ABS([.$B$2]-[.C26])" office:value-type="float" office:value="0.00001">
            <text:p>0.00001</text:p>
          </table:table-cell>
          <table:table-cell table:formula="of:=ABS([.$B$2]-[.D26])" office:value-type="float" office:value="0.00991">
            <text:p>0.00991</text:p>
          </table:table-cell>
          <table:table-cell table:formula="of:=ABS([.$B$2]-[.E26])" office:value-type="float" office:value="0.00006">
            <text:p>0.0000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09">
            <text:p>0.00009</text:p>
          </table:table-cell>
          <table:table-cell office:value-type="float" office:value="0.00301">
            <text:p>0.00301</text:p>
          </table:table-cell>
          <table:table-cell office:value-type="float" office:value="0.00555555555556">
            <text:p>0.0055555556</text:p>
          </table:table-cell>
          <table:table-cell office:value-type="float" office:value="0.00807">
            <text:p>0.00807</text:p>
          </table:table-cell>
          <table:table-cell table:formula="of:=ABS([.$B$2]-[.C27])" office:value-type="float" office:value="0.00292">
            <text:p>0.00292</text:p>
          </table:table-cell>
          <table:table-cell table:formula="of:=ABS([.$B$2]-[.D27])" office:value-type="float" office:value="0.00546555555556">
            <text:p>0.0054655556</text:p>
          </table:table-cell>
          <table:table-cell table:formula="of:=ABS([.$B$2]-[.E27])" office:value-type="float" office:value="0.00798">
            <text:p>0.0079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112">
            <text:p>0.00112</text:p>
          </table:table-cell>
          <table:table-cell office:value-type="float" office:value="0.03198">
            <text:p>0.03198</text:p>
          </table:table-cell>
          <table:table-cell office:value-type="float" office:value="0.00555555555556">
            <text:p>0.0055555556</text:p>
          </table:table-cell>
          <table:table-cell office:value-type="float" office:value="0.02994">
            <text:p>0.02994</text:p>
          </table:table-cell>
          <table:table-cell table:formula="of:=ABS([.$B$2]-[.C28])" office:value-type="float" office:value="0.03189">
            <text:p>0.03189</text:p>
          </table:table-cell>
          <table:table-cell table:formula="of:=ABS([.$B$2]-[.D28])" office:value-type="float" office:value="0.00546555555556">
            <text:p>0.0054655556</text:p>
          </table:table-cell>
          <table:table-cell table:formula="of:=ABS([.$B$2]-[.E28])" office:value-type="float" office:value="0.02985">
            <text:p>0.0298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149">
            <text:p>0.00149</text:p>
          </table:table-cell>
          <table:table-cell office:value-type="float" office:value="0.04433">
            <text:p>0.04433</text:p>
          </table:table-cell>
          <table:table-cell office:value-type="float" office:value="0.00555555555556">
            <text:p>0.0055555556</text:p>
          </table:table-cell>
          <table:table-cell office:value-type="float" office:value="0.01901">
            <text:p>0.01901</text:p>
          </table:table-cell>
          <table:table-cell table:formula="of:=ABS([.$B$2]-[.C29])" office:value-type="float" office:value="0.04424">
            <text:p>0.04424</text:p>
          </table:table-cell>
          <table:table-cell table:formula="of:=ABS([.$B$2]-[.D29])" office:value-type="float" office:value="0.00546555555556">
            <text:p>0.0054655556</text:p>
          </table:table-cell>
          <table:table-cell table:formula="of:=ABS([.$B$2]-[.E29])" office:value-type="float" office:value="0.01892">
            <text:p>0.0189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13">
            <text:p>0.00013</text:p>
          </table:table-cell>
          <table:table-cell office:value-type="float" office:value="0.00302">
            <text:p>0.00302</text:p>
          </table:table-cell>
          <table:table-cell office:value-type="float" office:value="0.00833333333333">
            <text:p>0.0083333333</text:p>
          </table:table-cell>
          <table:table-cell office:value-type="float" office:value="0.00706">
            <text:p>0.00706</text:p>
          </table:table-cell>
          <table:table-cell table:formula="of:=ABS([.$B$2]-[.C30])" office:value-type="float" office:value="0.00293">
            <text:p>0.00293</text:p>
          </table:table-cell>
          <table:table-cell table:formula="of:=ABS([.$B$2]-[.D30])" office:value-type="float" office:value="0.00824333333333">
            <text:p>0.0082433333</text:p>
          </table:table-cell>
          <table:table-cell table:formula="of:=ABS([.$B$2]-[.E30])" office:value-type="float" office:value="0.00697">
            <text:p>0.0069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02">
            <text:p>0.00002</text:p>
          </table:table-cell>
          <table:table-cell office:value-type="float" office:value="0.00011">
            <text:p>0.00011</text:p>
          </table:table-cell>
          <table:table-cell office:value-type="float" office:value="0.00833333333333">
            <text:p>0.0083333333</text:p>
          </table:table-cell>
          <table:table-cell office:value-type="float" office:value="0.00011">
            <text:p>0.00011</text:p>
          </table:table-cell>
          <table:table-cell table:formula="of:=ABS([.$B$2]-[.C31])" office:value-type="float" office:value="0.00002">
            <text:p>0.00002</text:p>
          </table:table-cell>
          <table:table-cell table:formula="of:=ABS([.$B$2]-[.D31])" office:value-type="float" office:value="0.00824333333333">
            <text:p>0.0082433333</text:p>
          </table:table-cell>
          <table:table-cell table:formula="of:=ABS([.$B$2]-[.E31])" office:value-type="float" office:value="0.00002">
            <text:p>0.0000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09">
            <text:p>0.00009</text:p>
          </table:table-cell>
          <table:table-cell office:value-type="float" office:value="0.00324">
            <text:p>0.00324</text:p>
          </table:table-cell>
          <table:table-cell office:value-type="float" office:value="0.0047619047619">
            <text:p>0.0047619048</text:p>
          </table:table-cell>
          <table:table-cell office:value-type="float" office:value="0.00589">
            <text:p>0.00589</text:p>
          </table:table-cell>
          <table:table-cell table:formula="of:=ABS([.$B$2]-[.C32])" office:value-type="float" office:value="0.00315">
            <text:p>0.00315</text:p>
          </table:table-cell>
          <table:table-cell table:formula="of:=ABS([.$B$2]-[.D32])" office:value-type="float" office:value="0.0046719047619">
            <text:p>0.0046719048</text:p>
          </table:table-cell>
          <table:table-cell table:formula="of:=ABS([.$B$2]-[.E32])" office:value-type="float" office:value="0.0058">
            <text:p>0.005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112">
            <text:p>0.00112</text:p>
          </table:table-cell>
          <table:table-cell office:value-type="float" office:value="0.02543">
            <text:p>0.02543</text:p>
          </table:table-cell>
          <table:table-cell office:value-type="float" office:value="0.0047619047619">
            <text:p>0.0047619048</text:p>
          </table:table-cell>
          <table:table-cell office:value-type="float" office:value="0.01193">
            <text:p>0.01193</text:p>
          </table:table-cell>
          <table:table-cell table:formula="of:=ABS([.$B$2]-[.C33])" office:value-type="float" office:value="0.02534">
            <text:p>0.02534</text:p>
          </table:table-cell>
          <table:table-cell table:formula="of:=ABS([.$B$2]-[.D33])" office:value-type="float" office:value="0.0046719047619">
            <text:p>0.0046719048</text:p>
          </table:table-cell>
          <table:table-cell table:formula="of:=ABS([.$B$2]-[.E33])" office:value-type="float" office:value="0.01184">
            <text:p>0.0118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149">
            <text:p>0.00149</text:p>
          </table:table-cell>
          <table:table-cell office:value-type="float" office:value="0.03628">
            <text:p>0.03628</text:p>
          </table:table-cell>
          <table:table-cell office:value-type="float" office:value="0.0047619047619">
            <text:p>0.0047619048</text:p>
          </table:table-cell>
          <table:table-cell office:value-type="float" office:value="0.01582">
            <text:p>0.01582</text:p>
          </table:table-cell>
          <table:table-cell table:formula="of:=ABS([.$B$2]-[.C34])" office:value-type="float" office:value="0.03619">
            <text:p>0.03619</text:p>
          </table:table-cell>
          <table:table-cell table:formula="of:=ABS([.$B$2]-[.D34])" office:value-type="float" office:value="0.0046719047619">
            <text:p>0.0046719048</text:p>
          </table:table-cell>
          <table:table-cell table:formula="of:=ABS([.$B$2]-[.E34])" office:value-type="float" office:value="0.01573">
            <text:p>0.01573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13">
            <text:p>0.00013</text:p>
          </table:table-cell>
          <table:table-cell office:value-type="float" office:value="0.00225">
            <text:p>0.00225</text:p>
          </table:table-cell>
          <table:table-cell office:value-type="float" office:value="0.00714285714286">
            <text:p>0.0071428571</text:p>
          </table:table-cell>
          <table:table-cell office:value-type="float" office:value="0.00337">
            <text:p>0.00337</text:p>
          </table:table-cell>
          <table:table-cell table:formula="of:=ABS([.$B$2]-[.C35])" office:value-type="float" office:value="0.00216">
            <text:p>0.00216</text:p>
          </table:table-cell>
          <table:table-cell table:formula="of:=ABS([.$B$2]-[.D35])" office:value-type="float" office:value="0.00705285714286">
            <text:p>0.0070528571</text:p>
          </table:table-cell>
          <table:table-cell table:formula="of:=ABS([.$B$2]-[.E35])" office:value-type="float" office:value="0.00328">
            <text:p>0.0032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02">
            <text:p>0.00002</text:p>
          </table:table-cell>
          <table:table-cell office:value-type="float" office:value="0.00014">
            <text:p>0.00014</text:p>
          </table:table-cell>
          <table:table-cell office:value-type="float" office:value="0.00714285714286">
            <text:p>0.0071428571</text:p>
          </table:table-cell>
          <table:table-cell office:value-type="float" office:value="0.0001">
            <text:p>0.0001</text:p>
          </table:table-cell>
          <table:table-cell table:formula="of:=ABS([.$B$2]-[.C36])" office:value-type="float" office:value="0.00005">
            <text:p>0.00005</text:p>
          </table:table-cell>
          <table:table-cell table:formula="of:=ABS([.$B$2]-[.D36])" office:value-type="float" office:value="0.00705285714286">
            <text:p>0.0070528571</text:p>
          </table:table-cell>
          <table:table-cell table:formula="of:=ABS([.$B$2]-[.E36])" office:value-type="float" office:value="0.00001">
            <text:p>0.0000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09">
            <text:p>0.00009</text:p>
          </table:table-cell>
          <table:table-cell office:value-type="float" office:value="0.00295">
            <text:p>0.00295</text:p>
          </table:table-cell>
          <table:table-cell office:value-type="float" office:value="0.00416666666667">
            <text:p>0.0041666667</text:p>
          </table:table-cell>
          <table:table-cell office:value-type="float" office:value="0.0045">
            <text:p>0.0045</text:p>
          </table:table-cell>
          <table:table-cell table:formula="of:=ABS([.$B$2]-[.C37])" office:value-type="float" office:value="0.00286">
            <text:p>0.00286</text:p>
          </table:table-cell>
          <table:table-cell table:formula="of:=ABS([.$B$2]-[.D37])" office:value-type="float" office:value="0.00407666666667">
            <text:p>0.0040766667</text:p>
          </table:table-cell>
          <table:table-cell table:formula="of:=ABS([.$B$2]-[.E37])" office:value-type="float" office:value="0.00441">
            <text:p>0.0044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112">
            <text:p>0.00112</text:p>
          </table:table-cell>
          <table:table-cell office:value-type="float" office:value="0.02112">
            <text:p>0.02112</text:p>
          </table:table-cell>
          <table:table-cell office:value-type="float" office:value="0.00416666666667">
            <text:p>0.0041666667</text:p>
          </table:table-cell>
          <table:table-cell office:value-type="float" office:value="0.01035">
            <text:p>0.01035</text:p>
          </table:table-cell>
          <table:table-cell table:formula="of:=ABS([.$B$2]-[.C38])" office:value-type="float" office:value="0.02103">
            <text:p>0.02103</text:p>
          </table:table-cell>
          <table:table-cell table:formula="of:=ABS([.$B$2]-[.D38])" office:value-type="float" office:value="0.00407666666667">
            <text:p>0.0040766667</text:p>
          </table:table-cell>
          <table:table-cell table:formula="of:=ABS([.$B$2]-[.E38])" office:value-type="float" office:value="0.01026">
            <text:p>0.0102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149">
            <text:p>0.00149</text:p>
          </table:table-cell>
          <table:table-cell office:value-type="float" office:value="0.03237">
            <text:p>0.03237</text:p>
          </table:table-cell>
          <table:table-cell office:value-type="float" office:value="0.00416666666667">
            <text:p>0.0041666667</text:p>
          </table:table-cell>
          <table:table-cell office:value-type="float" office:value="0.01492">
            <text:p>0.01492</text:p>
          </table:table-cell>
          <table:table-cell table:formula="of:=ABS([.$B$2]-[.C39])" office:value-type="float" office:value="0.03228">
            <text:p>0.03228</text:p>
          </table:table-cell>
          <table:table-cell table:formula="of:=ABS([.$B$2]-[.D39])" office:value-type="float" office:value="0.00407666666667">
            <text:p>0.0040766667</text:p>
          </table:table-cell>
          <table:table-cell table:formula="of:=ABS([.$B$2]-[.E39])" office:value-type="float" office:value="0.01483">
            <text:p>0.0148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13">
            <text:p>0.00013</text:p>
          </table:table-cell>
          <table:table-cell office:value-type="float" office:value="0.00189">
            <text:p>0.00189</text:p>
          </table:table-cell>
          <table:table-cell office:value-type="float" office:value="0.00625">
            <text:p>0.00625</text:p>
          </table:table-cell>
          <table:table-cell office:value-type="float" office:value="0.00377">
            <text:p>0.00377</text:p>
          </table:table-cell>
          <table:table-cell table:formula="of:=ABS([.$B$2]-[.C40])" office:value-type="float" office:value="0.0018">
            <text:p>0.0018</text:p>
          </table:table-cell>
          <table:table-cell table:formula="of:=ABS([.$B$2]-[.D40])" office:value-type="float" office:value="0.00616">
            <text:p>0.00616</text:p>
          </table:table-cell>
          <table:table-cell table:formula="of:=ABS([.$B$2]-[.E40])" office:value-type="float" office:value="0.00368">
            <text:p>0.0036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02">
            <text:p>0.00002</text:p>
          </table:table-cell>
          <table:table-cell office:value-type="float" office:value="0.00016">
            <text:p>0.00016</text:p>
          </table:table-cell>
          <table:table-cell office:value-type="float" office:value="0.00625">
            <text:p>0.00625</text:p>
          </table:table-cell>
          <table:table-cell office:value-type="float" office:value="0.00009">
            <text:p>0.00009</text:p>
          </table:table-cell>
          <table:table-cell table:formula="of:=ABS([.$B$2]-[.C41])" office:value-type="float" office:value="0.00007">
            <text:p>0.00007</text:p>
          </table:table-cell>
          <table:table-cell table:formula="of:=ABS([.$B$2]-[.D41])" office:value-type="float" office:value="0.00616">
            <text:p>0.00616</text:p>
          </table:table-cell>
          <table:table-cell table:formula="of:=ABS([.$B$2]-[.E41])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009">
            <text:p>0.00009</text:p>
          </table:table-cell>
          <table:table-cell office:value-type="float" office:value="0.00266">
            <text:p>0.00266</text:p>
          </table:table-cell>
          <table:table-cell office:value-type="float" office:value="0.0037037037037">
            <text:p>0.0037037037</text:p>
          </table:table-cell>
          <table:table-cell office:value-type="float" office:value="0.00394">
            <text:p>0.00394</text:p>
          </table:table-cell>
          <table:table-cell table:formula="of:=ABS([.$B$2]-[.C42])" office:value-type="float" office:value="0.00257">
            <text:p>0.00257</text:p>
          </table:table-cell>
          <table:table-cell table:formula="of:=ABS([.$B$2]-[.D42])" office:value-type="float" office:value="0.0036137037037">
            <text:p>0.0036137037</text:p>
          </table:table-cell>
          <table:table-cell table:formula="of:=ABS([.$B$2]-[.E42])" office:value-type="float" office:value="0.00385">
            <text:p>0.00385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112">
            <text:p>0.00112</text:p>
          </table:table-cell>
          <table:table-cell office:value-type="float" office:value="0.01969">
            <text:p>0.01969</text:p>
          </table:table-cell>
          <table:table-cell office:value-type="float" office:value="0.0111111111111">
            <text:p>0.0111111111</text:p>
          </table:table-cell>
          <table:table-cell office:value-type="float" office:value="0.0135">
            <text:p>0.0135</text:p>
          </table:table-cell>
          <table:table-cell table:formula="of:=ABS([.$B$2]-[.C43])" office:value-type="float" office:value="0.0196">
            <text:p>0.0196</text:p>
          </table:table-cell>
          <table:table-cell table:formula="of:=ABS([.$B$2]-[.D43])" office:value-type="float" office:value="0.0110211111111">
            <text:p>0.0110211111</text:p>
          </table:table-cell>
          <table:table-cell table:formula="of:=ABS([.$B$2]-[.E43])" office:value-type="float" office:value="0.01341">
            <text:p>0.0134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149">
            <text:p>0.00149</text:p>
          </table:table-cell>
          <table:table-cell office:value-type="float" office:value="0.02866">
            <text:p>0.02866</text:p>
          </table:table-cell>
          <table:table-cell office:value-type="float" office:value="0.0037037037037">
            <text:p>0.0037037037</text:p>
          </table:table-cell>
          <table:table-cell office:value-type="float" office:value="0.01919">
            <text:p>0.01919</text:p>
          </table:table-cell>
          <table:table-cell table:formula="of:=ABS([.$B$2]-[.C44])" office:value-type="float" office:value="0.02857">
            <text:p>0.02857</text:p>
          </table:table-cell>
          <table:table-cell table:formula="of:=ABS([.$B$2]-[.D44])" office:value-type="float" office:value="0.0036137037037">
            <text:p>0.0036137037</text:p>
          </table:table-cell>
          <table:table-cell table:formula="of:=ABS([.$B$2]-[.E44])" office:value-type="float" office:value="0.0191">
            <text:p>0.019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013">
            <text:p>0.00013</text:p>
          </table:table-cell>
          <table:table-cell office:value-type="float" office:value="0.00168">
            <text:p>0.00168</text:p>
          </table:table-cell>
          <table:table-cell office:value-type="float" office:value="0.00555555555556">
            <text:p>0.0055555556</text:p>
          </table:table-cell>
          <table:table-cell office:value-type="float" office:value="0.00267">
            <text:p>0.00267</text:p>
          </table:table-cell>
          <table:table-cell table:formula="of:=ABS([.$B$2]-[.C45])" office:value-type="float" office:value="0.00159">
            <text:p>0.00159</text:p>
          </table:table-cell>
          <table:table-cell table:formula="of:=ABS([.$B$2]-[.D45])" office:value-type="float" office:value="0.00546555555556">
            <text:p>0.0054655556</text:p>
          </table:table-cell>
          <table:table-cell table:formula="of:=ABS([.$B$2]-[.E45])" office:value-type="float" office:value="0.00258">
            <text:p>0.0025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002">
            <text:p>0.00002</text:p>
          </table:table-cell>
          <table:table-cell office:value-type="float" office:value="0.00009">
            <text:p>0.00009</text:p>
          </table:table-cell>
          <table:table-cell office:value-type="float" office:value="0.00555555555556">
            <text:p>0.0055555556</text:p>
          </table:table-cell>
          <table:table-cell office:value-type="float" office:value="0.00007">
            <text:p>0.00007</text:p>
          </table:table-cell>
          <table:table-cell table:formula="of:=ABS([.$B$2]-[.C46])" office:value-type="float" office:value="0">
            <text:p>0</text:p>
          </table:table-cell>
          <table:table-cell table:formula="of:=ABS([.$B$2]-[.D46])" office:value-type="float" office:value="0.00546555555556">
            <text:p>0.0054655556</text:p>
          </table:table-cell>
          <table:table-cell table:formula="of:=ABS([.$B$2]-[.E46])" office:value-type="float" office:value="0.00002">
            <text:p>0.0000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9">
            <text:p>0.00009</text:p>
          </table:table-cell>
          <table:table-cell office:value-type="float" office:value="0.00243">
            <text:p>0.00243</text:p>
          </table:table-cell>
          <table:table-cell office:value-type="float" office:value="0.00333333333333">
            <text:p>0.0033333333</text:p>
          </table:table-cell>
          <table:table-cell office:value-type="float" office:value="0.00493">
            <text:p>0.00493</text:p>
          </table:table-cell>
          <table:table-cell table:formula="of:=ABS([.$B$2]-[.C47])" office:value-type="float" office:value="0.00234">
            <text:p>0.00234</text:p>
          </table:table-cell>
          <table:table-cell table:formula="of:=ABS([.$B$2]-[.D47])" office:value-type="float" office:value="0.00324333333333">
            <text:p>0.0032433333</text:p>
          </table:table-cell>
          <table:table-cell table:formula="of:=ABS([.$B$2]-[.E47])" office:value-type="float" office:value="0.00484">
            <text:p>0.0048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112">
            <text:p>0.00112</text:p>
          </table:table-cell>
          <table:table-cell office:value-type="float" office:value="0.0196">
            <text:p>0.0196</text:p>
          </table:table-cell>
          <table:table-cell office:value-type="float" office:value="0.00333333333333">
            <text:p>0.0033333333</text:p>
          </table:table-cell>
          <table:table-cell office:value-type="float" office:value="0.01883">
            <text:p>0.01883</text:p>
          </table:table-cell>
          <table:table-cell table:formula="of:=ABS([.$B$2]-[.C48])" office:value-type="float" office:value="0.01951">
            <text:p>0.01951</text:p>
          </table:table-cell>
          <table:table-cell table:formula="of:=ABS([.$B$2]-[.D48])" office:value-type="float" office:value="0.00324333333333">
            <text:p>0.0032433333</text:p>
          </table:table-cell>
          <table:table-cell table:formula="of:=ABS([.$B$2]-[.E48])" office:value-type="float" office:value="0.01874">
            <text:p>0.0187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149">
            <text:p>0.00149</text:p>
          </table:table-cell>
          <table:table-cell office:value-type="float" office:value="0.02526">
            <text:p>0.02526</text:p>
          </table:table-cell>
          <table:table-cell office:value-type="float" office:value="0.01">
            <text:p>0.01</text:p>
          </table:table-cell>
          <table:table-cell office:value-type="float" office:value="0.0111">
            <text:p>0.0111</text:p>
          </table:table-cell>
          <table:table-cell table:formula="of:=ABS([.$B$2]-[.C49])" office:value-type="float" office:value="0.02517">
            <text:p>0.02517</text:p>
          </table:table-cell>
          <table:table-cell table:formula="of:=ABS([.$B$2]-[.D49])" office:value-type="float" office:value="0.00991">
            <text:p>0.00991</text:p>
          </table:table-cell>
          <table:table-cell table:formula="of:=ABS([.$B$2]-[.E49])" office:value-type="float" office:value="0.01101">
            <text:p>0.0110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13">
            <text:p>0.00013</text:p>
          </table:table-cell>
          <table:table-cell office:value-type="float" office:value="0.00156">
            <text:p>0.00156</text:p>
          </table:table-cell>
          <table:table-cell office:value-type="float" office:value="0.005">
            <text:p>0.005</text:p>
          </table:table-cell>
          <table:table-cell office:value-type="float" office:value="0.00334">
            <text:p>0.00334</text:p>
          </table:table-cell>
          <table:table-cell table:formula="of:=ABS([.$B$2]-[.C50])" office:value-type="float" office:value="0.00147">
            <text:p>0.00147</text:p>
          </table:table-cell>
          <table:table-cell table:formula="of:=ABS([.$B$2]-[.D50])" office:value-type="float" office:value="0.00491">
            <text:p>0.00491</text:p>
          </table:table-cell>
          <table:table-cell table:formula="of:=ABS([.$B$2]-[.E50])" office:value-type="float" office:value="0.00325">
            <text:p>0.0032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2">
            <text:p>0.00002</text:p>
          </table:table-cell>
          <table:table-cell office:value-type="float" office:value="0.00015">
            <text:p>0.00015</text:p>
          </table:table-cell>
          <table:table-cell office:value-type="float" office:value="0.005">
            <text:p>0.005</text:p>
          </table:table-cell>
          <table:table-cell office:value-type="float" office:value="0.00008">
            <text:p>0.00008</text:p>
          </table:table-cell>
          <table:table-cell table:formula="of:=ABS([.$B$2]-[.C51])" office:value-type="float" office:value="0.00006">
            <text:p>0.00006</text:p>
          </table:table-cell>
          <table:table-cell table:formula="of:=ABS([.$B$2]-[.D51])" office:value-type="float" office:value="0.00491">
            <text:p>0.00491</text:p>
          </table:table-cell>
          <table:table-cell table:formula="of:=ABS([.$B$2]-[.E51])" office:value-type="float" office:value="0.00001">
            <text:p>0.00001</text:p>
          </table:table-cell>
          <table:table-cell table:number-columns-repeated="5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00009">
            <text:p>0.00009</text:p>
          </table:table-cell>
          <table:table-cell office:value-type="float" office:value="0.00188">
            <text:p>0.00188</text:p>
          </table:table-cell>
          <table:table-cell office:value-type="float" office:value="0.0030303030303">
            <text:p>0.003030303</text:p>
          </table:table-cell>
          <table:table-cell office:value-type="float" office:value="0.0042">
            <text:p>0.0042</text:p>
          </table:table-cell>
          <table:table-cell table:formula="of:=ABS([.$B$2]-[.C52])" office:value-type="float" office:value="0.00179">
            <text:p>0.00179</text:p>
          </table:table-cell>
          <table:table-cell table:formula="of:=ABS([.$B$2]-[.D52])" office:value-type="float" office:value="0.0029403030303">
            <text:p>0.002940303</text:p>
          </table:table-cell>
          <table:table-cell table:formula="of:=ABS([.$B$2]-[.E52])" office:value-type="float" office:value="0.00411">
            <text:p>0.00411</text:p>
          </table:table-cell>
          <table:table-cell table:number-columns-repeated="5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00112">
            <text:p>0.00112</text:p>
          </table:table-cell>
          <table:table-cell office:value-type="float" office:value="0.016">
            <text:p>0.016</text:p>
          </table:table-cell>
          <table:table-cell office:value-type="float" office:value="0.0030303030303">
            <text:p>0.003030303</text:p>
          </table:table-cell>
          <table:table-cell office:value-type="float" office:value="0.01677">
            <text:p>0.01677</text:p>
          </table:table-cell>
          <table:table-cell table:formula="of:=ABS([.$B$2]-[.C53])" office:value-type="float" office:value="0.01591">
            <text:p>0.01591</text:p>
          </table:table-cell>
          <table:table-cell table:formula="of:=ABS([.$B$2]-[.D53])" office:value-type="float" office:value="0.0029403030303">
            <text:p>0.002940303</text:p>
          </table:table-cell>
          <table:table-cell table:formula="of:=ABS([.$B$2]-[.E53])" office:value-type="float" office:value="0.01668">
            <text:p>0.01668</text:p>
          </table:table-cell>
          <table:table-cell table:number-columns-repeated="5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00149">
            <text:p>0.00149</text:p>
          </table:table-cell>
          <table:table-cell office:value-type="float" office:value="0.02385">
            <text:p>0.02385</text:p>
          </table:table-cell>
          <table:table-cell office:value-type="float" office:value="0.0030303030303">
            <text:p>0.003030303</text:p>
          </table:table-cell>
          <table:table-cell office:value-type="float" office:value="0.00967">
            <text:p>0.00967</text:p>
          </table:table-cell>
          <table:table-cell table:formula="of:=ABS([.$B$2]-[.C54])" office:value-type="float" office:value="0.02376">
            <text:p>0.02376</text:p>
          </table:table-cell>
          <table:table-cell table:formula="of:=ABS([.$B$2]-[.D54])" office:value-type="float" office:value="0.0029403030303">
            <text:p>0.002940303</text:p>
          </table:table-cell>
          <table:table-cell table:formula="of:=ABS([.$B$2]-[.E54])" office:value-type="float" office:value="0.00958">
            <text:p>0.00958</text:p>
          </table:table-cell>
          <table:table-cell table:number-columns-repeated="5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00013">
            <text:p>0.00013</text:p>
          </table:table-cell>
          <table:table-cell office:value-type="float" office:value="0.00142">
            <text:p>0.00142</text:p>
          </table:table-cell>
          <table:table-cell office:value-type="float" office:value="0.00454545454545">
            <text:p>0.0045454545</text:p>
          </table:table-cell>
          <table:table-cell office:value-type="float" office:value="0.00325">
            <text:p>0.00325</text:p>
          </table:table-cell>
          <table:table-cell table:formula="of:=ABS([.$B$2]-[.C55])" office:value-type="float" office:value="0.00133">
            <text:p>0.00133</text:p>
          </table:table-cell>
          <table:table-cell table:formula="of:=ABS([.$B$2]-[.D55])" office:value-type="float" office:value="0.00445545454545">
            <text:p>0.0044554545</text:p>
          </table:table-cell>
          <table:table-cell table:formula="of:=ABS([.$B$2]-[.E55])" office:value-type="float" office:value="0.00316">
            <text:p>0.00316</text:p>
          </table:table-cell>
          <table:table-cell table:number-columns-repeated="5"/>
        </table:table-row>
        <table:table-row table:style-name="ro2">
          <table:table-cell office:value-type="float" office:value="110">
            <text:p>110</text:p>
          </table:table-cell>
          <table:table-cell table:number-columns-repeated="2" office:value-type="float" office:value="0.00002">
            <text:p>0.00002</text:p>
          </table:table-cell>
          <table:table-cell office:value-type="float" office:value="0.00454545454545">
            <text:p>0.0045454545</text:p>
          </table:table-cell>
          <table:table-cell office:value-type="float" office:value="0.00006">
            <text:p>0.00006</text:p>
          </table:table-cell>
          <table:table-cell table:formula="of:=ABS([.$B$2]-[.C56])" office:value-type="float" office:value="0.00007">
            <text:p>0.00007</text:p>
          </table:table-cell>
          <table:table-cell table:formula="of:=ABS([.$B$2]-[.D56])" office:value-type="float" office:value="0.00445545454545">
            <text:p>0.0044554545</text:p>
          </table:table-cell>
          <table:table-cell table:formula="of:=ABS([.$B$2]-[.E56])" office:value-type="float" office:value="0.00003">
            <text:p>0.00003</text:p>
          </table:table-cell>
          <table:table-cell table:number-columns-repeated="5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009">
            <text:p>0.00009</text:p>
          </table:table-cell>
          <table:table-cell office:value-type="float" office:value="0.00203">
            <text:p>0.00203</text:p>
          </table:table-cell>
          <table:table-cell office:value-type="float" office:value="0.00277777777778">
            <text:p>0.0027777778</text:p>
          </table:table-cell>
          <table:table-cell office:value-type="float" office:value="0.00301">
            <text:p>0.00301</text:p>
          </table:table-cell>
          <table:table-cell table:formula="of:=ABS([.$B$2]-[.C57])" office:value-type="float" office:value="0.00194">
            <text:p>0.00194</text:p>
          </table:table-cell>
          <table:table-cell table:formula="of:=ABS([.$B$2]-[.D57])" office:value-type="float" office:value="0.00268777777778">
            <text:p>0.0026877778</text:p>
          </table:table-cell>
          <table:table-cell table:formula="of:=ABS([.$B$2]-[.E57])" office:value-type="float" office:value="0.00292">
            <text:p>0.00292</text:p>
          </table:table-cell>
          <table:table-cell table:number-columns-repeated="5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112">
            <text:p>0.00112</text:p>
          </table:table-cell>
          <table:table-cell office:value-type="float" office:value="0.01406">
            <text:p>0.01406</text:p>
          </table:table-cell>
          <table:table-cell office:value-type="float" office:value="0.00277777777778">
            <text:p>0.0027777778</text:p>
          </table:table-cell>
          <table:table-cell office:value-type="float" office:value="0.01265">
            <text:p>0.01265</text:p>
          </table:table-cell>
          <table:table-cell table:formula="of:=ABS([.$B$2]-[.C58])" office:value-type="float" office:value="0.01397">
            <text:p>0.01397</text:p>
          </table:table-cell>
          <table:table-cell table:formula="of:=ABS([.$B$2]-[.D58])" office:value-type="float" office:value="0.00268777777778">
            <text:p>0.0026877778</text:p>
          </table:table-cell>
          <table:table-cell table:formula="of:=ABS([.$B$2]-[.E58])" office:value-type="float" office:value="0.01256">
            <text:p>0.01256</text:p>
          </table:table-cell>
          <table:table-cell table:number-columns-repeated="5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149">
            <text:p>0.00149</text:p>
          </table:table-cell>
          <table:table-cell office:value-type="float" office:value="0.02056">
            <text:p>0.02056</text:p>
          </table:table-cell>
          <table:table-cell office:value-type="float" office:value="0.00277777777778">
            <text:p>0.0027777778</text:p>
          </table:table-cell>
          <table:table-cell office:value-type="float" office:value="0.01406">
            <text:p>0.01406</text:p>
          </table:table-cell>
          <table:table-cell table:formula="of:=ABS([.$B$2]-[.C59])" office:value-type="float" office:value="0.02047">
            <text:p>0.02047</text:p>
          </table:table-cell>
          <table:table-cell table:formula="of:=ABS([.$B$2]-[.D59])" office:value-type="float" office:value="0.00268777777778">
            <text:p>0.0026877778</text:p>
          </table:table-cell>
          <table:table-cell table:formula="of:=ABS([.$B$2]-[.E59])" office:value-type="float" office:value="0.01397">
            <text:p>0.01397</text:p>
          </table:table-cell>
          <table:table-cell table:number-columns-repeated="5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013">
            <text:p>0.00013</text:p>
          </table:table-cell>
          <table:table-cell office:value-type="float" office:value="0.00126">
            <text:p>0.00126</text:p>
          </table:table-cell>
          <table:table-cell office:value-type="float" office:value="0.00416666666667">
            <text:p>0.0041666667</text:p>
          </table:table-cell>
          <table:table-cell office:value-type="float" office:value="0.00302">
            <text:p>0.00302</text:p>
          </table:table-cell>
          <table:table-cell table:formula="of:=ABS([.$B$2]-[.C60])" office:value-type="float" office:value="0.00117">
            <text:p>0.00117</text:p>
          </table:table-cell>
          <table:table-cell table:formula="of:=ABS([.$B$2]-[.D60])" office:value-type="float" office:value="0.00407666666667">
            <text:p>0.0040766667</text:p>
          </table:table-cell>
          <table:table-cell table:formula="of:=ABS([.$B$2]-[.E60])" office:value-type="float" office:value="0.00293">
            <text:p>0.00293</text:p>
          </table:table-cell>
          <table:table-cell table:number-columns-repeated="5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002">
            <text:p>0.00002</text:p>
          </table:table-cell>
          <table:table-cell office:value-type="float" office:value="0.00039">
            <text:p>0.00039</text:p>
          </table:table-cell>
          <table:table-cell office:value-type="float" office:value="0.00416666666667">
            <text:p>0.0041666667</text:p>
          </table:table-cell>
          <table:table-cell office:value-type="float" office:value="0.00011">
            <text:p>0.00011</text:p>
          </table:table-cell>
          <table:table-cell table:formula="of:=ABS([.$B$2]-[.C61])" office:value-type="float" office:value="0.0003">
            <text:p>0.0003</text:p>
          </table:table-cell>
          <table:table-cell table:formula="of:=ABS([.$B$2]-[.D61])" office:value-type="float" office:value="0.00407666666667">
            <text:p>0.0040766667</text:p>
          </table:table-cell>
          <table:table-cell table:formula="of:=ABS([.$B$2]-[.E61])" office:value-type="float" office:value="0.00002">
            <text:p>0.00002</text:p>
          </table:table-cell>
          <table:table-cell table:number-columns-repeated="5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0009">
            <text:p>0.00009</text:p>
          </table:table-cell>
          <table:table-cell office:value-type="float" office:value="0.00174">
            <text:p>0.00174</text:p>
          </table:table-cell>
          <table:table-cell office:value-type="float" office:value="0.0025641025641">
            <text:p>0.0025641026</text:p>
          </table:table-cell>
          <table:table-cell office:value-type="float" office:value="0.00364">
            <text:p>0.00364</text:p>
          </table:table-cell>
          <table:table-cell table:formula="of:=ABS([.$B$2]-[.C62])" office:value-type="float" office:value="0.00165">
            <text:p>0.00165</text:p>
          </table:table-cell>
          <table:table-cell table:formula="of:=ABS([.$B$2]-[.D62])" office:value-type="float" office:value="0.0024741025641">
            <text:p>0.0024741026</text:p>
          </table:table-cell>
          <table:table-cell table:formula="of:=ABS([.$B$2]-[.E62])" office:value-type="float" office:value="0.00355">
            <text:p>0.00355</text:p>
          </table:table-cell>
          <table:table-cell table:number-columns-repeated="5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0112">
            <text:p>0.00112</text:p>
          </table:table-cell>
          <table:table-cell office:value-type="float" office:value="0.01262">
            <text:p>0.01262</text:p>
          </table:table-cell>
          <table:table-cell office:value-type="float" office:value="0.0025641025641">
            <text:p>0.0025641026</text:p>
          </table:table-cell>
          <table:table-cell office:value-type="float" office:value="0.01177">
            <text:p>0.01177</text:p>
          </table:table-cell>
          <table:table-cell table:formula="of:=ABS([.$B$2]-[.C63])" office:value-type="float" office:value="0.01253">
            <text:p>0.01253</text:p>
          </table:table-cell>
          <table:table-cell table:formula="of:=ABS([.$B$2]-[.D63])" office:value-type="float" office:value="0.0024741025641">
            <text:p>0.0024741026</text:p>
          </table:table-cell>
          <table:table-cell table:formula="of:=ABS([.$B$2]-[.E63])" office:value-type="float" office:value="0.01168">
            <text:p>0.01168</text:p>
          </table:table-cell>
          <table:table-cell table:number-columns-repeated="5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0149">
            <text:p>0.00149</text:p>
          </table:table-cell>
          <table:table-cell office:value-type="float" office:value="0.01971">
            <text:p>0.01971</text:p>
          </table:table-cell>
          <table:table-cell office:value-type="float" office:value="0.00769230769231">
            <text:p>0.0076923077</text:p>
          </table:table-cell>
          <table:table-cell office:value-type="float" office:value="0.01401">
            <text:p>0.01401</text:p>
          </table:table-cell>
          <table:table-cell table:formula="of:=ABS([.$B$2]-[.C64])" office:value-type="float" office:value="0.01962">
            <text:p>0.01962</text:p>
          </table:table-cell>
          <table:table-cell table:formula="of:=ABS([.$B$2]-[.D64])" office:value-type="float" office:value="0.00760230769231">
            <text:p>0.0076023077</text:p>
          </table:table-cell>
          <table:table-cell table:formula="of:=ABS([.$B$2]-[.E64])" office:value-type="float" office:value="0.01392">
            <text:p>0.01392</text:p>
          </table:table-cell>
          <table:table-cell table:number-columns-repeated="5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0013">
            <text:p>0.00013</text:p>
          </table:table-cell>
          <table:table-cell office:value-type="float" office:value="0.00116">
            <text:p>0.00116</text:p>
          </table:table-cell>
          <table:table-cell office:value-type="float" office:value="0.00384615384615">
            <text:p>0.0038461538</text:p>
          </table:table-cell>
          <table:table-cell office:value-type="float" office:value="0.00284">
            <text:p>0.00284</text:p>
          </table:table-cell>
          <table:table-cell table:formula="of:=ABS([.$B$2]-[.C65])" office:value-type="float" office:value="0.00107">
            <text:p>0.00107</text:p>
          </table:table-cell>
          <table:table-cell table:formula="of:=ABS([.$B$2]-[.D65])" office:value-type="float" office:value="0.00375615384615">
            <text:p>0.0037561538</text:p>
          </table:table-cell>
          <table:table-cell table:formula="of:=ABS([.$B$2]-[.E65])" office:value-type="float" office:value="0.00275">
            <text:p>0.00275</text:p>
          </table:table-cell>
          <table:table-cell table:number-columns-repeated="5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0002">
            <text:p>0.00002</text:p>
          </table:table-cell>
          <table:table-cell office:value-type="float" office:value="0.00037">
            <text:p>0.00037</text:p>
          </table:table-cell>
          <table:table-cell office:value-type="float" office:value="0.00384615384615">
            <text:p>0.0038461538</text:p>
          </table:table-cell>
          <table:table-cell office:value-type="float" office:value="0.00009">
            <text:p>0.00009</text:p>
          </table:table-cell>
          <table:table-cell table:formula="of:=ABS([.$B$2]-[.C66])" office:value-type="float" office:value="0.00028">
            <text:p>0.00028</text:p>
          </table:table-cell>
          <table:table-cell table:formula="of:=ABS([.$B$2]-[.D66])" office:value-type="float" office:value="0.00375615384615">
            <text:p>0.0037561538</text:p>
          </table:table-cell>
          <table:table-cell table:formula="of:=ABS([.$B$2]-[.E66])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0009">
            <text:p>0.00009</text:p>
          </table:table-cell>
          <table:table-cell office:value-type="float" office:value="0.00156">
            <text:p>0.00156</text:p>
          </table:table-cell>
          <table:table-cell office:value-type="float" office:value="0.00238095238095">
            <text:p>0.0023809524</text:p>
          </table:table-cell>
          <table:table-cell office:value-type="float" office:value="0.00324">
            <text:p>0.00324</text:p>
          </table:table-cell>
          <table:table-cell table:formula="of:=ABS([.$B$2]-[.C67])" office:value-type="float" office:value="0.00147">
            <text:p>0.00147</text:p>
          </table:table-cell>
          <table:table-cell table:formula="of:=ABS([.$B$2]-[.D67])" office:value-type="float" office:value="0.00229095238095">
            <text:p>0.0022909524</text:p>
          </table:table-cell>
          <table:table-cell table:formula="of:=ABS([.$B$2]-[.E67])" office:value-type="float" office:value="0.00315">
            <text:p>0.00315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0112">
            <text:p>0.00112</text:p>
          </table:table-cell>
          <table:table-cell office:value-type="float" office:value="0.0116">
            <text:p>0.0116</text:p>
          </table:table-cell>
          <table:table-cell office:value-type="float" office:value="0.00238095238095">
            <text:p>0.0023809524</text:p>
          </table:table-cell>
          <table:table-cell office:value-type="float" office:value="0.00525">
            <text:p>0.00525</text:p>
          </table:table-cell>
          <table:table-cell table:formula="of:=ABS([.$B$2]-[.C68])" office:value-type="float" office:value="0.01151">
            <text:p>0.01151</text:p>
          </table:table-cell>
          <table:table-cell table:formula="of:=ABS([.$B$2]-[.D68])" office:value-type="float" office:value="0.00229095238095">
            <text:p>0.0022909524</text:p>
          </table:table-cell>
          <table:table-cell table:formula="of:=ABS([.$B$2]-[.E68])" office:value-type="float" office:value="0.00516">
            <text:p>0.00516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0149">
            <text:p>0.00149</text:p>
          </table:table-cell>
          <table:table-cell office:value-type="float" office:value="0.0174">
            <text:p>0.0174</text:p>
          </table:table-cell>
          <table:table-cell office:value-type="float" office:value="0.00238095238095">
            <text:p>0.0023809524</text:p>
          </table:table-cell>
          <table:table-cell office:value-type="float" office:value="0.00674">
            <text:p>0.00674</text:p>
          </table:table-cell>
          <table:table-cell table:formula="of:=ABS([.$B$2]-[.C69])" office:value-type="float" office:value="0.01731">
            <text:p>0.01731</text:p>
          </table:table-cell>
          <table:table-cell table:formula="of:=ABS([.$B$2]-[.D69])" office:value-type="float" office:value="0.00229095238095">
            <text:p>0.0022909524</text:p>
          </table:table-cell>
          <table:table-cell table:formula="of:=ABS([.$B$2]-[.E69])" office:value-type="float" office:value="0.00665">
            <text:p>0.00665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0013">
            <text:p>0.00013</text:p>
          </table:table-cell>
          <table:table-cell office:value-type="float" office:value="0.00105">
            <text:p>0.00105</text:p>
          </table:table-cell>
          <table:table-cell office:value-type="float" office:value="0.00357142857143">
            <text:p>0.0035714286</text:p>
          </table:table-cell>
          <table:table-cell office:value-type="float" office:value="0.00225">
            <text:p>0.00225</text:p>
          </table:table-cell>
          <table:table-cell table:formula="of:=ABS([.$B$2]-[.C70])" office:value-type="float" office:value="0.00096">
            <text:p>0.00096</text:p>
          </table:table-cell>
          <table:table-cell table:formula="of:=ABS([.$B$2]-[.D70])" office:value-type="float" office:value="0.00348142857143">
            <text:p>0.0034814286</text:p>
          </table:table-cell>
          <table:table-cell table:formula="of:=ABS([.$B$2]-[.E70])" office:value-type="float" office:value="0.00216">
            <text:p>0.00216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0002">
            <text:p>0.00002</text:p>
          </table:table-cell>
          <table:table-cell office:value-type="float" office:value="0.00056">
            <text:p>0.00056</text:p>
          </table:table-cell>
          <table:table-cell office:value-type="float" office:value="0.00357142857143">
            <text:p>0.0035714286</text:p>
          </table:table-cell>
          <table:table-cell office:value-type="float" office:value="0.00014">
            <text:p>0.00014</text:p>
          </table:table-cell>
          <table:table-cell table:formula="of:=ABS([.$B$2]-[.C71])" office:value-type="float" office:value="0.00047">
            <text:p>0.00047</text:p>
          </table:table-cell>
          <table:table-cell table:formula="of:=ABS([.$B$2]-[.D71])" office:value-type="float" office:value="0.00348142857143">
            <text:p>0.0034814286</text:p>
          </table:table-cell>
          <table:table-cell table:formula="of:=ABS([.$B$2]-[.E71])" office:value-type="float" office:value="0.00005">
            <text:p>0.00005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0009">
            <text:p>0.00009</text:p>
          </table:table-cell>
          <table:table-cell office:value-type="float" office:value="0.00156">
            <text:p>0.00156</text:p>
          </table:table-cell>
          <table:table-cell office:value-type="float" office:value="0.00222222222222">
            <text:p>0.0022222222</text:p>
          </table:table-cell>
          <table:table-cell office:value-type="float" office:value="0.00322">
            <text:p>0.00322</text:p>
          </table:table-cell>
          <table:table-cell table:formula="of:=ABS([.$B$2]-[.C72])" office:value-type="float" office:value="0.00147">
            <text:p>0.00147</text:p>
          </table:table-cell>
          <table:table-cell table:formula="of:=ABS([.$B$2]-[.D72])" office:value-type="float" office:value="0.00213222222222">
            <text:p>0.0021322222</text:p>
          </table:table-cell>
          <table:table-cell table:formula="of:=ABS([.$B$2]-[.E72])" office:value-type="float" office:value="0.00313">
            <text:p>0.00313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0112">
            <text:p>0.00112</text:p>
          </table:table-cell>
          <table:table-cell office:value-type="float" office:value="0.0116">
            <text:p>0.0116</text:p>
          </table:table-cell>
          <table:table-cell office:value-type="float" office:value="0.00222222222222">
            <text:p>0.0022222222</text:p>
          </table:table-cell>
          <table:table-cell office:value-type="float" office:value="0.01242">
            <text:p>0.01242</text:p>
          </table:table-cell>
          <table:table-cell table:formula="of:=ABS([.$B$2]-[.C73])" office:value-type="float" office:value="0.01151">
            <text:p>0.01151</text:p>
          </table:table-cell>
          <table:table-cell table:formula="of:=ABS([.$B$2]-[.D73])" office:value-type="float" office:value="0.00213222222222">
            <text:p>0.0021322222</text:p>
          </table:table-cell>
          <table:table-cell table:formula="of:=ABS([.$B$2]-[.E73])" office:value-type="float" office:value="0.01233">
            <text:p>0.01233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0149">
            <text:p>0.00149</text:p>
          </table:table-cell>
          <table:table-cell office:value-type="float" office:value="0.0174">
            <text:p>0.0174</text:p>
          </table:table-cell>
          <table:table-cell office:value-type="float" office:value="0.00222222222222">
            <text:p>0.0022222222</text:p>
          </table:table-cell>
          <table:table-cell office:value-type="float" office:value="0.00667">
            <text:p>0.00667</text:p>
          </table:table-cell>
          <table:table-cell table:formula="of:=ABS([.$B$2]-[.C74])" office:value-type="float" office:value="0.01731">
            <text:p>0.01731</text:p>
          </table:table-cell>
          <table:table-cell table:formula="of:=ABS([.$B$2]-[.D74])" office:value-type="float" office:value="0.00213222222222">
            <text:p>0.0021322222</text:p>
          </table:table-cell>
          <table:table-cell table:formula="of:=ABS([.$B$2]-[.E74])" office:value-type="float" office:value="0.00658">
            <text:p>0.00658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0013">
            <text:p>0.00013</text:p>
          </table:table-cell>
          <table:table-cell office:value-type="float" office:value="0.00105">
            <text:p>0.00105</text:p>
          </table:table-cell>
          <table:table-cell office:value-type="float" office:value="0.00333333333333">
            <text:p>0.0033333333</text:p>
          </table:table-cell>
          <table:table-cell office:value-type="float" office:value="0.00198">
            <text:p>0.00198</text:p>
          </table:table-cell>
          <table:table-cell table:formula="of:=ABS([.$B$2]-[.C75])" office:value-type="float" office:value="0.00096">
            <text:p>0.00096</text:p>
          </table:table-cell>
          <table:table-cell table:formula="of:=ABS([.$B$2]-[.D75])" office:value-type="float" office:value="0.00324333333333">
            <text:p>0.0032433333</text:p>
          </table:table-cell>
          <table:table-cell table:formula="of:=ABS([.$B$2]-[.E75])" office:value-type="float" office:value="0.00189">
            <text:p>0.00189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0.00002">
            <text:p>0.00002</text:p>
          </table:table-cell>
          <table:table-cell office:value-type="float" office:value="0.00333333333333">
            <text:p>0.0033333333</text:p>
          </table:table-cell>
          <table:table-cell office:value-type="float" office:value="0.00004">
            <text:p>0.00004</text:p>
          </table:table-cell>
          <table:table-cell table:formula="of:=ABS([.$B$2]-[.C76])" office:value-type="float" office:value="0.00007">
            <text:p>0.00007</text:p>
          </table:table-cell>
          <table:table-cell table:formula="of:=ABS([.$B$2]-[.D76])" office:value-type="float" office:value="0.00324333333333">
            <text:p>0.0032433333</text:p>
          </table:table-cell>
          <table:table-cell table:formula="of:=ABS([.$B$2]-[.E76])" office:value-type="float" office:value="0.00005">
            <text:p>0.00005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0009">
            <text:p>0.00009</text:p>
          </table:table-cell>
          <table:table-cell office:value-type="float" office:value="0.00148">
            <text:p>0.00148</text:p>
          </table:table-cell>
          <table:table-cell office:value-type="float" office:value="0.00208333333333">
            <text:p>0.0020833333</text:p>
          </table:table-cell>
          <table:table-cell office:value-type="float" office:value="0.00295">
            <text:p>0.00295</text:p>
          </table:table-cell>
          <table:table-cell table:formula="of:=ABS([.$B$2]-[.C77])" office:value-type="float" office:value="0.00139">
            <text:p>0.00139</text:p>
          </table:table-cell>
          <table:table-cell table:formula="of:=ABS([.$B$2]-[.D77])" office:value-type="float" office:value="0.00199333333333">
            <text:p>0.0019933333</text:p>
          </table:table-cell>
          <table:table-cell table:formula="of:=ABS([.$B$2]-[.E77])" office:value-type="float" office:value="0.00286">
            <text:p>0.00286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0112">
            <text:p>0.00112</text:p>
          </table:table-cell>
          <table:table-cell office:value-type="float" office:value="0.0107">
            <text:p>0.0107</text:p>
          </table:table-cell>
          <table:table-cell office:value-type="float" office:value="0.00208333333333">
            <text:p>0.0020833333</text:p>
          </table:table-cell>
          <table:table-cell office:value-type="float" office:value="0.01155">
            <text:p>0.01155</text:p>
          </table:table-cell>
          <table:table-cell table:formula="of:=ABS([.$B$2]-[.C78])" office:value-type="float" office:value="0.01061">
            <text:p>0.01061</text:p>
          </table:table-cell>
          <table:table-cell table:formula="of:=ABS([.$B$2]-[.D78])" office:value-type="float" office:value="0.00199333333333">
            <text:p>0.0019933333</text:p>
          </table:table-cell>
          <table:table-cell table:formula="of:=ABS([.$B$2]-[.E78])" office:value-type="float" office:value="0.01146">
            <text:p>0.01146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0149">
            <text:p>0.00149</text:p>
          </table:table-cell>
          <table:table-cell office:value-type="float" office:value="0.01572">
            <text:p>0.01572</text:p>
          </table:table-cell>
          <table:table-cell office:value-type="float" office:value="0.00208333333333">
            <text:p>0.0020833333</text:p>
          </table:table-cell>
          <table:table-cell office:value-type="float" office:value="0.00667">
            <text:p>0.00667</text:p>
          </table:table-cell>
          <table:table-cell table:formula="of:=ABS([.$B$2]-[.C79])" office:value-type="float" office:value="0.01563">
            <text:p>0.01563</text:p>
          </table:table-cell>
          <table:table-cell table:formula="of:=ABS([.$B$2]-[.D79])" office:value-type="float" office:value="0.00199333333333">
            <text:p>0.0019933333</text:p>
          </table:table-cell>
          <table:table-cell table:formula="of:=ABS([.$B$2]-[.E79])" office:value-type="float" office:value="0.00658">
            <text:p>0.00658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0013">
            <text:p>0.00013</text:p>
          </table:table-cell>
          <table:table-cell office:value-type="float" office:value="0.00097">
            <text:p>0.00097</text:p>
          </table:table-cell>
          <table:table-cell office:value-type="float" office:value="0.003125">
            <text:p>0.003125</text:p>
          </table:table-cell>
          <table:table-cell office:value-type="float" office:value="0.00189">
            <text:p>0.00189</text:p>
          </table:table-cell>
          <table:table-cell table:formula="of:=ABS([.$B$2]-[.C80])" office:value-type="float" office:value="0.00088">
            <text:p>0.00088</text:p>
          </table:table-cell>
          <table:table-cell table:formula="of:=ABS([.$B$2]-[.D80])" office:value-type="float" office:value="0.003035">
            <text:p>0.003035</text:p>
          </table:table-cell>
          <table:table-cell table:formula="of:=ABS([.$B$2]-[.E80])" office:value-type="float" office:value="0.0018">
            <text:p>0.0018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0002">
            <text:p>0.00002</text:p>
          </table:table-cell>
          <table:table-cell office:value-type="float" office:value="0.00013">
            <text:p>0.00013</text:p>
          </table:table-cell>
          <table:table-cell office:value-type="float" office:value="0.003125">
            <text:p>0.003125</text:p>
          </table:table-cell>
          <table:table-cell office:value-type="float" office:value="0.00016">
            <text:p>0.00016</text:p>
          </table:table-cell>
          <table:table-cell table:formula="of:=ABS([.$B$2]-[.C81])" office:value-type="float" office:value="0.00004">
            <text:p>0.00004</text:p>
          </table:table-cell>
          <table:table-cell table:formula="of:=ABS([.$B$2]-[.D81])" office:value-type="float" office:value="0.003035">
            <text:p>0.003035</text:p>
          </table:table-cell>
          <table:table-cell table:formula="of:=ABS([.$B$2]-[.E81])" office:value-type="float" office:value="0.00007">
            <text:p>0.00007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0009">
            <text:p>0.00009</text:p>
          </table:table-cell>
          <table:table-cell office:value-type="float" office:value="0.00122">
            <text:p>0.00122</text:p>
          </table:table-cell>
          <table:table-cell office:value-type="float" office:value="0.00196078431373">
            <text:p>0.0019607843</text:p>
          </table:table-cell>
          <table:table-cell office:value-type="float" office:value="0.00273">
            <text:p>0.00273</text:p>
          </table:table-cell>
          <table:table-cell table:formula="of:=ABS([.$B$2]-[.C82])" office:value-type="float" office:value="0.00113">
            <text:p>0.00113</text:p>
          </table:table-cell>
          <table:table-cell table:formula="of:=ABS([.$B$2]-[.D82])" office:value-type="float" office:value="0.00187078431373">
            <text:p>0.0018707843</text:p>
          </table:table-cell>
          <table:table-cell table:formula="of:=ABS([.$B$2]-[.E82])" office:value-type="float" office:value="0.00264">
            <text:p>0.00264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0112">
            <text:p>0.00112</text:p>
          </table:table-cell>
          <table:table-cell office:value-type="float" office:value="0.01035">
            <text:p>0.01035</text:p>
          </table:table-cell>
          <table:table-cell office:value-type="float" office:value="0.00196078431373">
            <text:p>0.0019607843</text:p>
          </table:table-cell>
          <table:table-cell office:value-type="float" office:value="0.01202">
            <text:p>0.01202</text:p>
          </table:table-cell>
          <table:table-cell table:formula="of:=ABS([.$B$2]-[.C83])" office:value-type="float" office:value="0.01026">
            <text:p>0.01026</text:p>
          </table:table-cell>
          <table:table-cell table:formula="of:=ABS([.$B$2]-[.D83])" office:value-type="float" office:value="0.00187078431373">
            <text:p>0.0018707843</text:p>
          </table:table-cell>
          <table:table-cell table:formula="of:=ABS([.$B$2]-[.E83])" office:value-type="float" office:value="0.01193">
            <text:p>0.01193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0149">
            <text:p>0.00149</text:p>
          </table:table-cell>
          <table:table-cell office:value-type="float" office:value="0.01418">
            <text:p>0.01418</text:p>
          </table:table-cell>
          <table:table-cell office:value-type="float" office:value="0.00196078431373">
            <text:p>0.0019607843</text:p>
          </table:table-cell>
          <table:table-cell office:value-type="float" office:value="0.00783">
            <text:p>0.00783</text:p>
          </table:table-cell>
          <table:table-cell table:formula="of:=ABS([.$B$2]-[.C84])" office:value-type="float" office:value="0.01409">
            <text:p>0.01409</text:p>
          </table:table-cell>
          <table:table-cell table:formula="of:=ABS([.$B$2]-[.D84])" office:value-type="float" office:value="0.00187078431373">
            <text:p>0.0018707843</text:p>
          </table:table-cell>
          <table:table-cell table:formula="of:=ABS([.$B$2]-[.E84])" office:value-type="float" office:value="0.00774">
            <text:p>0.00774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0013">
            <text:p>0.00013</text:p>
          </table:table-cell>
          <table:table-cell office:value-type="float" office:value="0.00093">
            <text:p>0.00093</text:p>
          </table:table-cell>
          <table:table-cell office:value-type="float" office:value="0.00294117647059">
            <text:p>0.0029411765</text:p>
          </table:table-cell>
          <table:table-cell office:value-type="float" office:value="0.00172">
            <text:p>0.00172</text:p>
          </table:table-cell>
          <table:table-cell table:formula="of:=ABS([.$B$2]-[.C85])" office:value-type="float" office:value="0.00084">
            <text:p>0.00084</text:p>
          </table:table-cell>
          <table:table-cell table:formula="of:=ABS([.$B$2]-[.D85])" office:value-type="float" office:value="0.00285117647059">
            <text:p>0.0028511765</text:p>
          </table:table-cell>
          <table:table-cell table:formula="of:=ABS([.$B$2]-[.E85])" office:value-type="float" office:value="0.00163">
            <text:p>0.00163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0002">
            <text:p>0.00002</text:p>
          </table:table-cell>
          <table:table-cell office:value-type="float" office:value="0.00061">
            <text:p>0.00061</text:p>
          </table:table-cell>
          <table:table-cell office:value-type="float" office:value="0.00294117647059">
            <text:p>0.0029411765</text:p>
          </table:table-cell>
          <table:table-cell office:value-type="float" office:value="0.00011">
            <text:p>0.00011</text:p>
          </table:table-cell>
          <table:table-cell table:formula="of:=ABS([.$B$2]-[.C86])" office:value-type="float" office:value="0.00052">
            <text:p>0.00052</text:p>
          </table:table-cell>
          <table:table-cell table:formula="of:=ABS([.$B$2]-[.D86])" office:value-type="float" office:value="0.00285117647059">
            <text:p>0.0028511765</text:p>
          </table:table-cell>
          <table:table-cell table:formula="of:=ABS([.$B$2]-[.E86])" office:value-type="float" office:value="0.00002">
            <text:p>0.00002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0009">
            <text:p>0.00009</text:p>
          </table:table-cell>
          <table:table-cell office:value-type="float" office:value="0.00122">
            <text:p>0.00122</text:p>
          </table:table-cell>
          <table:table-cell office:value-type="float" office:value="0.00185185185185">
            <text:p>0.0018518519</text:p>
          </table:table-cell>
          <table:table-cell office:value-type="float" office:value="0.00266">
            <text:p>0.00266</text:p>
          </table:table-cell>
          <table:table-cell table:formula="of:=ABS([.$B$2]-[.C87])" office:value-type="float" office:value="0.00113">
            <text:p>0.00113</text:p>
          </table:table-cell>
          <table:table-cell table:formula="of:=ABS([.$B$2]-[.D87])" office:value-type="float" office:value="0.00176185185185">
            <text:p>0.0017618519</text:p>
          </table:table-cell>
          <table:table-cell table:formula="of:=ABS([.$B$2]-[.E87])" office:value-type="float" office:value="0.00257">
            <text:p>0.00257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0112">
            <text:p>0.00112</text:p>
          </table:table-cell>
          <table:table-cell office:value-type="float" office:value="0.01035">
            <text:p>0.01035</text:p>
          </table:table-cell>
          <table:table-cell office:value-type="float" office:value="0.00555555555556">
            <text:p>0.0055555556</text:p>
          </table:table-cell>
          <table:table-cell office:value-type="float" office:value="0.01137">
            <text:p>0.01137</text:p>
          </table:table-cell>
          <table:table-cell table:formula="of:=ABS([.$B$2]-[.C88])" office:value-type="float" office:value="0.01026">
            <text:p>0.01026</text:p>
          </table:table-cell>
          <table:table-cell table:formula="of:=ABS([.$B$2]-[.D88])" office:value-type="float" office:value="0.00546555555556">
            <text:p>0.0054655556</text:p>
          </table:table-cell>
          <table:table-cell table:formula="of:=ABS([.$B$2]-[.E88])" office:value-type="float" office:value="0.01128">
            <text:p>0.01128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0149">
            <text:p>0.00149</text:p>
          </table:table-cell>
          <table:table-cell office:value-type="float" office:value="0.01418">
            <text:p>0.01418</text:p>
          </table:table-cell>
          <table:table-cell office:value-type="float" office:value="0.00185185185185">
            <text:p>0.0018518519</text:p>
          </table:table-cell>
          <table:table-cell office:value-type="float" office:value="0.00518">
            <text:p>0.00518</text:p>
          </table:table-cell>
          <table:table-cell table:formula="of:=ABS([.$B$2]-[.C89])" office:value-type="float" office:value="0.01409">
            <text:p>0.01409</text:p>
          </table:table-cell>
          <table:table-cell table:formula="of:=ABS([.$B$2]-[.D89])" office:value-type="float" office:value="0.00176185185185">
            <text:p>0.0017618519</text:p>
          </table:table-cell>
          <table:table-cell table:formula="of:=ABS([.$B$2]-[.E89])" office:value-type="float" office:value="0.00509">
            <text:p>0.00509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0013">
            <text:p>0.00013</text:p>
          </table:table-cell>
          <table:table-cell office:value-type="float" office:value="0.00093">
            <text:p>0.00093</text:p>
          </table:table-cell>
          <table:table-cell office:value-type="float" office:value="0.00277777777778">
            <text:p>0.0027777778</text:p>
          </table:table-cell>
          <table:table-cell office:value-type="float" office:value="0.00168">
            <text:p>0.00168</text:p>
          </table:table-cell>
          <table:table-cell table:formula="of:=ABS([.$B$2]-[.C90])" office:value-type="float" office:value="0.00084">
            <text:p>0.00084</text:p>
          </table:table-cell>
          <table:table-cell table:formula="of:=ABS([.$B$2]-[.D90])" office:value-type="float" office:value="0.00268777777778">
            <text:p>0.0026877778</text:p>
          </table:table-cell>
          <table:table-cell table:formula="of:=ABS([.$B$2]-[.E90])" office:value-type="float" office:value="0.00159">
            <text:p>0.00159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0002">
            <text:p>0.00002</text:p>
          </table:table-cell>
          <table:table-cell office:value-type="float" office:value="0.00009">
            <text:p>0.00009</text:p>
          </table:table-cell>
          <table:table-cell office:value-type="float" office:value="0.00277777777778">
            <text:p>0.0027777778</text:p>
          </table:table-cell>
          <table:table-cell office:value-type="float" office:value="0.00009">
            <text:p>0.00009</text:p>
          </table:table-cell>
          <table:table-cell table:formula="of:=ABS([.$B$2]-[.C91])" office:value-type="float" office:value="0">
            <text:p>0</text:p>
          </table:table-cell>
          <table:table-cell table:formula="of:=ABS([.$B$2]-[.D91])" office:value-type="float" office:value="0.00268777777778">
            <text:p>0.0026877778</text:p>
          </table:table-cell>
          <table:table-cell table:formula="of:=ABS([.$B$2]-[.E91])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0009">
            <text:p>0.00009</text:p>
          </table:table-cell>
          <table:table-cell office:value-type="float" office:value="0.00115">
            <text:p>0.00115</text:p>
          </table:table-cell>
          <table:table-cell office:value-type="float" office:value="0.00175438596491">
            <text:p>0.001754386</text:p>
          </table:table-cell>
          <table:table-cell office:value-type="float" office:value="0.00232">
            <text:p>0.00232</text:p>
          </table:table-cell>
          <table:table-cell table:formula="of:=ABS([.$B$2]-[.C92])" office:value-type="float" office:value="0.00106">
            <text:p>0.00106</text:p>
          </table:table-cell>
          <table:table-cell table:formula="of:=ABS([.$B$2]-[.D92])" office:value-type="float" office:value="0.00166438596491">
            <text:p>0.001664386</text:p>
          </table:table-cell>
          <table:table-cell table:formula="of:=ABS([.$B$2]-[.E92])" office:value-type="float" office:value="0.00223">
            <text:p>0.00223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0112">
            <text:p>0.00112</text:p>
          </table:table-cell>
          <table:table-cell office:value-type="float" office:value="0.00867">
            <text:p>0.00867</text:p>
          </table:table-cell>
          <table:table-cell office:value-type="float" office:value="0.00175438596491">
            <text:p>0.001754386</text:p>
          </table:table-cell>
          <table:table-cell office:value-type="float" office:value="0.01087">
            <text:p>0.01087</text:p>
          </table:table-cell>
          <table:table-cell table:formula="of:=ABS([.$B$2]-[.C93])" office:value-type="float" office:value="0.00858">
            <text:p>0.00858</text:p>
          </table:table-cell>
          <table:table-cell table:formula="of:=ABS([.$B$2]-[.D93])" office:value-type="float" office:value="0.00166438596491">
            <text:p>0.001664386</text:p>
          </table:table-cell>
          <table:table-cell table:formula="of:=ABS([.$B$2]-[.E93])" office:value-type="float" office:value="0.01078">
            <text:p>0.01078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0149">
            <text:p>0.00149</text:p>
          </table:table-cell>
          <table:table-cell office:value-type="float" office:value="0.01232">
            <text:p>0.01232</text:p>
          </table:table-cell>
          <table:table-cell office:value-type="float" office:value="0.00175438596491">
            <text:p>0.001754386</text:p>
          </table:table-cell>
          <table:table-cell office:value-type="float" office:value="0.01165">
            <text:p>0.01165</text:p>
          </table:table-cell>
          <table:table-cell table:formula="of:=ABS([.$B$2]-[.C94])" office:value-type="float" office:value="0.01223">
            <text:p>0.01223</text:p>
          </table:table-cell>
          <table:table-cell table:formula="of:=ABS([.$B$2]-[.D94])" office:value-type="float" office:value="0.00166438596491">
            <text:p>0.001664386</text:p>
          </table:table-cell>
          <table:table-cell table:formula="of:=ABS([.$B$2]-[.E94])" office:value-type="float" office:value="0.01156">
            <text:p>0.01156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0013">
            <text:p>0.00013</text:p>
          </table:table-cell>
          <table:table-cell office:value-type="float" office:value="0.00083">
            <text:p>0.00083</text:p>
          </table:table-cell>
          <table:table-cell office:value-type="float" office:value="0.00263157894737">
            <text:p>0.0026315789</text:p>
          </table:table-cell>
          <table:table-cell office:value-type="float" office:value="0.00166">
            <text:p>0.00166</text:p>
          </table:table-cell>
          <table:table-cell table:formula="of:=ABS([.$B$2]-[.C95])" office:value-type="float" office:value="0.00074">
            <text:p>0.00074</text:p>
          </table:table-cell>
          <table:table-cell table:formula="of:=ABS([.$B$2]-[.D95])" office:value-type="float" office:value="0.00254157894737">
            <text:p>0.0025415789</text:p>
          </table:table-cell>
          <table:table-cell table:formula="of:=ABS([.$B$2]-[.E95])" office:value-type="float" office:value="0.00157">
            <text:p>0.00157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0002">
            <text:p>0.00002</text:p>
          </table:table-cell>
          <table:table-cell office:value-type="float" office:value="0.00068">
            <text:p>0.00068</text:p>
          </table:table-cell>
          <table:table-cell office:value-type="float" office:value="0.00263157894737">
            <text:p>0.0026315789</text:p>
          </table:table-cell>
          <table:table-cell office:value-type="float" office:value="0.0001">
            <text:p>0.0001</text:p>
          </table:table-cell>
          <table:table-cell table:formula="of:=ABS([.$B$2]-[.C96])" office:value-type="float" office:value="0.00059">
            <text:p>0.00059</text:p>
          </table:table-cell>
          <table:table-cell table:formula="of:=ABS([.$B$2]-[.D96])" office:value-type="float" office:value="0.00254157894737">
            <text:p>0.0025415789</text:p>
          </table:table-cell>
          <table:table-cell table:formula="of:=ABS([.$B$2]-[.E96])" office:value-type="float" office:value="0.00001">
            <text:p>0.00001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009">
            <text:p>0.00009</text:p>
          </table:table-cell>
          <table:table-cell office:value-type="float" office:value="0.00115">
            <text:p>0.00115</text:p>
          </table:table-cell>
          <table:table-cell office:value-type="float" office:value="0.00166666666667">
            <text:p>0.0016666667</text:p>
          </table:table-cell>
          <table:table-cell office:value-type="float" office:value="0.00243">
            <text:p>0.00243</text:p>
          </table:table-cell>
          <table:table-cell table:formula="of:=ABS([.$B$2]-[.C97])" office:value-type="float" office:value="0.00106">
            <text:p>0.00106</text:p>
          </table:table-cell>
          <table:table-cell table:formula="of:=ABS([.$B$2]-[.D97])" office:value-type="float" office:value="0.00157666666667">
            <text:p>0.0015766667</text:p>
          </table:table-cell>
          <table:table-cell table:formula="of:=ABS([.$B$2]-[.E97])" office:value-type="float" office:value="0.00234">
            <text:p>0.00234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112">
            <text:p>0.00112</text:p>
          </table:table-cell>
          <table:table-cell office:value-type="float" office:value="0.00867">
            <text:p>0.00867</text:p>
          </table:table-cell>
          <table:table-cell office:value-type="float" office:value="0.00166666666667">
            <text:p>0.0016666667</text:p>
          </table:table-cell>
          <table:table-cell office:value-type="float" office:value="0.00775">
            <text:p>0.00775</text:p>
          </table:table-cell>
          <table:table-cell table:formula="of:=ABS([.$B$2]-[.C98])" office:value-type="float" office:value="0.00858">
            <text:p>0.00858</text:p>
          </table:table-cell>
          <table:table-cell table:formula="of:=ABS([.$B$2]-[.D98])" office:value-type="float" office:value="0.00157666666667">
            <text:p>0.0015766667</text:p>
          </table:table-cell>
          <table:table-cell table:formula="of:=ABS([.$B$2]-[.E98])" office:value-type="float" office:value="0.00766">
            <text:p>0.00766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149">
            <text:p>0.00149</text:p>
          </table:table-cell>
          <table:table-cell office:value-type="float" office:value="0.01232">
            <text:p>0.01232</text:p>
          </table:table-cell>
          <table:table-cell office:value-type="float" office:value="0.005">
            <text:p>0.005</text:p>
          </table:table-cell>
          <table:table-cell office:value-type="float" office:value="0.00461">
            <text:p>0.00461</text:p>
          </table:table-cell>
          <table:table-cell table:formula="of:=ABS([.$B$2]-[.C99])" office:value-type="float" office:value="0.01223">
            <text:p>0.01223</text:p>
          </table:table-cell>
          <table:table-cell table:formula="of:=ABS([.$B$2]-[.D99])" office:value-type="float" office:value="0.00491">
            <text:p>0.00491</text:p>
          </table:table-cell>
          <table:table-cell table:formula="of:=ABS([.$B$2]-[.E99])" office:value-type="float" office:value="0.00452">
            <text:p>0.00452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013">
            <text:p>0.00013</text:p>
          </table:table-cell>
          <table:table-cell office:value-type="float" office:value="0.00083">
            <text:p>0.00083</text:p>
          </table:table-cell>
          <table:table-cell office:value-type="float" office:value="0.0025">
            <text:p>0.0025</text:p>
          </table:table-cell>
          <table:table-cell office:value-type="float" office:value="0.00156">
            <text:p>0.00156</text:p>
          </table:table-cell>
          <table:table-cell table:formula="of:=ABS([.$B$2]-[.C100])" office:value-type="float" office:value="0.00074">
            <text:p>0.00074</text:p>
          </table:table-cell>
          <table:table-cell table:formula="of:=ABS([.$B$2]-[.D100])" office:value-type="float" office:value="0.00241">
            <text:p>0.00241</text:p>
          </table:table-cell>
          <table:table-cell table:formula="of:=ABS([.$B$2]-[.E100])" office:value-type="float" office:value="0.00147">
            <text:p>0.00147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002">
            <text:p>0.00002</text:p>
          </table:table-cell>
          <table:table-cell office:value-type="float" office:value="0.00012">
            <text:p>0.00012</text:p>
          </table:table-cell>
          <table:table-cell office:value-type="float" office:value="0.0025">
            <text:p>0.0025</text:p>
          </table:table-cell>
          <table:table-cell office:value-type="float" office:value="0.00015">
            <text:p>0.00015</text:p>
          </table:table-cell>
          <table:table-cell table:formula="of:=ABS([.$B$2]-[.C101])" office:value-type="float" office:value="0.00003">
            <text:p>0.00003</text:p>
          </table:table-cell>
          <table:table-cell table:formula="of:=ABS([.$B$2]-[.D101])" office:value-type="float" office:value="0.00241">
            <text:p>0.00241</text:p>
          </table:table-cell>
          <table:table-cell table:formula="of:=ABS([.$B$2]-[.E101])" office:value-type="float" office:value="0.00006">
            <text:p>0.0000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3T01:58:37</dc:date>
    <meta:document-statistic meta:table-count="1" meta:cell-count="892" meta:object-count="1"/>
    <meta:generator>LibreOffice/4.0.2.2$Linux_x86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>
        <chart:symbol-image/>
      </style:chart-properties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cm" chart:symbol-height="0.2cm">
        <chart:symbol-image/>
      </style:chart-properties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39cm" svg:height="11.131cm" xlink:href=".." xlink:type="simple" chart:class="chart:line" chart:style-name="ch1">
        <chart:subtitle svg:x="7.598cm" svg:y="0.579cm" chart:style-name="ch2">
          <text:p>Error Promedio por Equal C2</text:p>
        </chart:subtitle>
        <chart:legend chart:legend-position="end" svg:x="15.978cm" svg:y="4.768cm" style:legend-expansion="high" chart:style-name="ch3"/>
        <chart:plot-area chart:style-name="ch4" table:cell-range-address="Sheet1.J1:Sheet1.M21" chart:data-source-has-labels="both" svg:x="1.417cm" svg:y="1.706cm" svg:width="14.485cm" svg:height="8.221cm">
          <chartooo:coordinate-region svg:x="2.329cm" svg:y="1.906cm" svg:width="13.294cm" svg:height="7.374cm"/>
          <chart:axis chart:dimension="x" chart:name="primary-x" chart:style-name="ch5" chartooo:axis-type="auto">
            <chartooo:date-scale/>
            <chart:title svg:x="8.033cm" svg:y="10.149cm" chart:style-name="ch6">
              <text:p>Buckets</text:p>
            </chart:title>
            <chart:categories table:cell-range-address="Sheet1.J2:Sheet1.J21"/>
          </chart:axis>
          <chart:axis chart:dimension="y" chart:name="primary-y" chart:style-name="ch5">
            <chart:title svg:x="0.451cm" svg:y="6.23cm" chart:style-name="ch7">
              <text:p>Error</text:p>
            </chart:title>
            <chart:grid chart:style-name="ch8" chart:class="major"/>
          </chart:axis>
          <chart:series chart:style-name="ch9" chart:values-cell-range-address="Sheet1.K2:Sheet1.K21" chart:label-cell-address="Sheet1.K1:Sheet1.K1" chart:class="chart:line">
            <chart:data-point chart:repeated="20"/>
          </chart:series>
          <chart:series chart:style-name="ch10" chart:values-cell-range-address="Sheet1.L2:Sheet1.L21" chart:label-cell-address="Sheet1.L1:Sheet1.L1" chart:class="chart:line">
            <chart:data-point chart:repeated="20"/>
          </chart:series>
          <chart:series chart:style-name="ch11" chart:values-cell-range-address="Sheet1.M2:Sheet1.M21" chart:label-cell-address="Sheet1.M1:Sheet1.M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. Error Clasico</text:p>
                <draw:g>
                  <svg:desc>Sheet1.K1:Sheet1.K1</svg:desc>
                </draw:g>
              </table:table-cell>
              <table:table-cell office:value-type="string">
                <text:p>Prom. Error Steps</text:p>
                <draw:g>
                  <svg:desc>Sheet1.L1:Sheet1.L1</svg:desc>
                </draw:g>
              </table:table-cell>
              <table:table-cell office:value-type="string">
                <text:p>Prom. Error Propia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J2:Sheet1.J21</svg:desc>
                </draw:g>
              </table:table-cell>
              <table:table-cell office:value-type="float" office:value="0.094658">
                <text:p>0.094658</text:p>
                <draw:g>
                  <svg:desc>Sheet1.K2:Sheet1.K21</svg:desc>
                </draw:g>
              </table:table-cell>
              <table:table-cell office:value-type="float" office:value="0.03990999999998">
                <text:p>0.03990999999998</text:p>
                <draw:g>
                  <svg:desc>Sheet1.L2:Sheet1.L21</svg:desc>
                </draw:g>
              </table:table-cell>
              <table:table-cell office:value-type="float" office:value="0.094954">
                <text:p>0.094954</text:p>
                <draw:g>
                  <svg:desc>Sheet1.M2:Sheet1.M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8232">
                <text:p>0.048232</text:p>
              </table:table-cell>
              <table:table-cell office:value-type="float" office:value="0.01991000000002">
                <text:p>0.01991000000002</text:p>
              </table:table-cell>
              <table:table-cell office:value-type="float" office:value="0.038416">
                <text:p>0.0384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0222">
                <text:p>0.030222</text:p>
              </table:table-cell>
              <table:table-cell office:value-type="float" office:value="0.01324333333334">
                <text:p>0.01324333333334</text:p>
              </table:table-cell>
              <table:table-cell office:value-type="float" office:value="0.025422">
                <text:p>0.0254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4986">
                <text:p>0.024986</text:p>
              </table:table-cell>
              <table:table-cell office:value-type="float" office:value="0.009909999999998">
                <text:p>0.009909999999998</text:p>
              </table:table-cell>
              <table:table-cell office:value-type="float" office:value="0.015646">
                <text:p>0.0156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8692">
                <text:p>0.018692</text:p>
              </table:table-cell>
              <table:table-cell office:value-type="float" office:value="0.007910000000002">
                <text:p>0.007910000000002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64">
                <text:p>0.0164</text:p>
              </table:table-cell>
              <table:table-cell office:value-type="float" office:value="0.006576666666668">
                <text:p>0.006576666666668</text:p>
              </table:table-cell>
              <table:table-cell office:value-type="float" office:value="0.012748">
                <text:p>0.0127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3378">
                <text:p>0.013378</text:p>
              </table:table-cell>
              <table:table-cell office:value-type="float" office:value="0.005624285714284">
                <text:p>0.005624285714284</text:p>
              </table:table-cell>
              <table:table-cell office:value-type="float" office:value="0.007332">
                <text:p>0.00733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1608">
                <text:p>0.011608</text:p>
              </table:table-cell>
              <table:table-cell office:value-type="float" office:value="0.004910000000002">
                <text:p>0.004910000000002</text:p>
              </table:table-cell>
              <table:table-cell office:value-type="float" office:value="0.006636">
                <text:p>0.0066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0466">
                <text:p>0.010466</text:p>
              </table:table-cell>
              <table:table-cell office:value-type="float" office:value="0.005835925925924">
                <text:p>0.005835925925924</text:p>
              </table:table-cell>
              <table:table-cell office:value-type="float" office:value="0.007792">
                <text:p>0.0077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971">
                <text:p>0.00971</text:p>
              </table:table-cell>
              <table:table-cell office:value-type="float" office:value="0.005243333333332">
                <text:p>0.005243333333332</text:p>
              </table:table-cell>
              <table:table-cell office:value-type="float" office:value="0.00757">
                <text:p>0.0075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8572">
                <text:p>0.008572</text:p>
              </table:table-cell>
              <table:table-cell office:value-type="float" office:value="0.00354636363636">
                <text:p>0.00354636363636</text:p>
              </table:table-cell>
              <table:table-cell office:value-type="float" office:value="0.006712">
                <text:p>0.00671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757">
                <text:p>0.00757</text:p>
              </table:table-cell>
              <table:table-cell office:value-type="float" office:value="0.003243333333336">
                <text:p>0.003243333333336</text:p>
              </table:table-cell>
              <table:table-cell office:value-type="float" office:value="0.00648">
                <text:p>0.006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703">
                <text:p>0.00703</text:p>
              </table:table-cell>
              <table:table-cell office:value-type="float" office:value="0.004012564102562">
                <text:p>0.004012564102562</text:p>
              </table:table-cell>
              <table:table-cell office:value-type="float" office:value="0.00638">
                <text:p>0.0063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6344">
                <text:p>0.006344</text:p>
              </table:table-cell>
              <table:table-cell office:value-type="float" office:value="0.002767142857142">
                <text:p>0.002767142857142</text:p>
              </table:table-cell>
              <table:table-cell office:value-type="float" office:value="0.003434">
                <text:p>0.00343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6264">
                <text:p>0.006264</text:p>
              </table:table-cell>
              <table:table-cell office:value-type="float" office:value="0.002576666666664">
                <text:p>0.002576666666664</text:p>
              </table:table-cell>
              <table:table-cell office:value-type="float" office:value="0.004796">
                <text:p>0.00479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571">
                <text:p>0.00571</text:p>
              </table:table-cell>
              <table:table-cell office:value-type="float" office:value="0.002409999999998">
                <text:p>0.002409999999998</text:p>
              </table:table-cell>
              <table:table-cell office:value-type="float" office:value="0.004554">
                <text:p>0.00455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5368">
                <text:p>0.005368</text:p>
              </table:table-cell>
              <table:table-cell office:value-type="float" office:value="0.002262941176474">
                <text:p>0.002262941176474</text:p>
              </table:table-cell>
              <table:table-cell office:value-type="float" office:value="0.004792">
                <text:p>0.00479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5264">
                <text:p>0.005264</text:p>
              </table:table-cell>
              <table:table-cell office:value-type="float" office:value="0.002872962962964">
                <text:p>0.002872962962964</text:p>
              </table:table-cell>
              <table:table-cell office:value-type="float" office:value="0.004106">
                <text:p>0.00410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464">
                <text:p>0.00464</text:p>
              </table:table-cell>
              <table:table-cell office:value-type="float" office:value="0.002015263157894">
                <text:p>0.002015263157894</text:p>
              </table:table-cell>
              <table:table-cell office:value-type="float" office:value="0.00523">
                <text:p>0.005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4528">
                <text:p>0.004528</text:p>
              </table:table-cell>
              <table:table-cell office:value-type="float" office:value="0.002576666666668">
                <text:p>0.002576666666668</text:p>
              </table:table-cell>
              <table:table-cell office:value-type="float" office:value="0.00321">
                <text:p>0.00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39cm" svg:height="11.131cm" xlink:href=".." xlink:type="simple" chart:class="chart:line" chart:style-name="ch1">
        <chart:subtitle svg:x="7.598cm" svg:y="0.579cm" chart:style-name="ch2">
          <text:p>Error Promedio por Equal C2</text:p>
        </chart:subtitle>
        <chart:legend chart:legend-position="end" svg:x="15.978cm" svg:y="4.768cm" style:legend-expansion="high" chart:style-name="ch3"/>
        <chart:plot-area chart:style-name="ch4" table:cell-range-address="Sheet1.J2:Sheet1.M21 Sheet1.K1:Sheet1.M1" chart:data-source-has-labels="both" svg:x="1.416cm" svg:y="1.706cm" svg:width="14.484cm" svg:height="8.221cm">
          <chartooo:coordinate-region svg:x="2.328cm" svg:y="1.906cm" svg:width="13.293cm" svg:height="7.374cm"/>
          <chart:axis chart:dimension="x" chart:name="primary-x" chart:style-name="ch5" chartooo:axis-type="auto">
            <chartooo:date-scale/>
            <chart:title svg:x="8.032cm" svg:y="10.149cm" chart:style-name="ch6">
              <text:p>Buckets</text:p>
            </chart:title>
            <chart:categories table:cell-range-address="Sheet1.J2:Sheet1.J21"/>
          </chart:axis>
          <chart:axis chart:dimension="y" chart:name="primary-y" chart:style-name="ch5">
            <chart:title svg:x="0.45cm" svg:y="6.23cm" chart:style-name="ch7">
              <text:p>Error</text:p>
            </chart:title>
            <chart:grid chart:style-name="ch8" chart:class="major"/>
          </chart:axis>
          <chart:series chart:style-name="ch9" chart:values-cell-range-address="Sheet1.K2:Sheet1.K21" chart:label-cell-address="Sheet1.K1:Sheet1.K1" chart:class="chart:line">
            <chart:data-point chart:repeated="20"/>
          </chart:series>
          <chart:series chart:style-name="ch10" chart:values-cell-range-address="Sheet1.L2:Sheet1.L21" chart:label-cell-address="Sheet1.L1:Sheet1.L1" chart:class="chart:line">
            <chart:data-point chart:repeated="20"/>
          </chart:series>
          <chart:series chart:style-name="ch11" chart:values-cell-range-address="Sheet1.M2:Sheet1.M21" chart:label-cell-address="Sheet1.M1:Sheet1.M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. Error Clasico</text:p>
                <draw:g>
                  <svg:desc>Sheet1.K1:Sheet1.K1</svg:desc>
                </draw:g>
              </table:table-cell>
              <table:table-cell office:value-type="string">
                <text:p>Prom. Error Steps</text:p>
                <draw:g>
                  <svg:desc>Sheet1.L1:Sheet1.L1</svg:desc>
                </draw:g>
              </table:table-cell>
              <table:table-cell office:value-type="string">
                <text:p>Prom. Error Propia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J2:Sheet1.J21</svg:desc>
                </draw:g>
              </table:table-cell>
              <table:table-cell office:value-type="float" office:value="0.094658">
                <text:p>0.094658</text:p>
                <draw:g>
                  <svg:desc>Sheet1.K2:Sheet1.K21</svg:desc>
                </draw:g>
              </table:table-cell>
              <table:table-cell office:value-type="float" office:value="0.03990999999998">
                <text:p>0.03990999999998</text:p>
                <draw:g>
                  <svg:desc>Sheet1.L2:Sheet1.L21</svg:desc>
                </draw:g>
              </table:table-cell>
              <table:table-cell office:value-type="float" office:value="0.094954">
                <text:p>0.094954</text:p>
                <draw:g>
                  <svg:desc>Sheet1.M2:Sheet1.M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8232">
                <text:p>0.048232</text:p>
              </table:table-cell>
              <table:table-cell office:value-type="float" office:value="0.01991000000002">
                <text:p>0.01991000000002</text:p>
              </table:table-cell>
              <table:table-cell office:value-type="float" office:value="0.038416">
                <text:p>0.0384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0222">
                <text:p>0.030222</text:p>
              </table:table-cell>
              <table:table-cell office:value-type="float" office:value="0.01324333333334">
                <text:p>0.01324333333334</text:p>
              </table:table-cell>
              <table:table-cell office:value-type="float" office:value="0.025422">
                <text:p>0.0254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4986">
                <text:p>0.024986</text:p>
              </table:table-cell>
              <table:table-cell office:value-type="float" office:value="0.009909999999998">
                <text:p>0.009909999999998</text:p>
              </table:table-cell>
              <table:table-cell office:value-type="float" office:value="0.015646">
                <text:p>0.0156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8692">
                <text:p>0.018692</text:p>
              </table:table-cell>
              <table:table-cell office:value-type="float" office:value="0.007910000000002">
                <text:p>0.007910000000002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64">
                <text:p>0.0164</text:p>
              </table:table-cell>
              <table:table-cell office:value-type="float" office:value="0.006576666666668">
                <text:p>0.006576666666668</text:p>
              </table:table-cell>
              <table:table-cell office:value-type="float" office:value="0.012748">
                <text:p>0.0127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3378">
                <text:p>0.013378</text:p>
              </table:table-cell>
              <table:table-cell office:value-type="float" office:value="0.005624285714284">
                <text:p>0.005624285714284</text:p>
              </table:table-cell>
              <table:table-cell office:value-type="float" office:value="0.007332">
                <text:p>0.00733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1608">
                <text:p>0.011608</text:p>
              </table:table-cell>
              <table:table-cell office:value-type="float" office:value="0.004910000000002">
                <text:p>0.004910000000002</text:p>
              </table:table-cell>
              <table:table-cell office:value-type="float" office:value="0.006636">
                <text:p>0.0066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0466">
                <text:p>0.010466</text:p>
              </table:table-cell>
              <table:table-cell office:value-type="float" office:value="0.005835925925924">
                <text:p>0.005835925925924</text:p>
              </table:table-cell>
              <table:table-cell office:value-type="float" office:value="0.007792">
                <text:p>0.0077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971">
                <text:p>0.00971</text:p>
              </table:table-cell>
              <table:table-cell office:value-type="float" office:value="0.005243333333332">
                <text:p>0.005243333333332</text:p>
              </table:table-cell>
              <table:table-cell office:value-type="float" office:value="0.00757">
                <text:p>0.0075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8572">
                <text:p>0.008572</text:p>
              </table:table-cell>
              <table:table-cell office:value-type="float" office:value="0.00354636363636">
                <text:p>0.00354636363636</text:p>
              </table:table-cell>
              <table:table-cell office:value-type="float" office:value="0.006712">
                <text:p>0.00671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757">
                <text:p>0.00757</text:p>
              </table:table-cell>
              <table:table-cell office:value-type="float" office:value="0.003243333333336">
                <text:p>0.003243333333336</text:p>
              </table:table-cell>
              <table:table-cell office:value-type="float" office:value="0.00648">
                <text:p>0.006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703">
                <text:p>0.00703</text:p>
              </table:table-cell>
              <table:table-cell office:value-type="float" office:value="0.004012564102562">
                <text:p>0.004012564102562</text:p>
              </table:table-cell>
              <table:table-cell office:value-type="float" office:value="0.00638">
                <text:p>0.0063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6344">
                <text:p>0.006344</text:p>
              </table:table-cell>
              <table:table-cell office:value-type="float" office:value="0.002767142857142">
                <text:p>0.002767142857142</text:p>
              </table:table-cell>
              <table:table-cell office:value-type="float" office:value="0.003434">
                <text:p>0.00343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6264">
                <text:p>0.006264</text:p>
              </table:table-cell>
              <table:table-cell office:value-type="float" office:value="0.002576666666664">
                <text:p>0.002576666666664</text:p>
              </table:table-cell>
              <table:table-cell office:value-type="float" office:value="0.004796">
                <text:p>0.00479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571">
                <text:p>0.00571</text:p>
              </table:table-cell>
              <table:table-cell office:value-type="float" office:value="0.002409999999998">
                <text:p>0.002409999999998</text:p>
              </table:table-cell>
              <table:table-cell office:value-type="float" office:value="0.004554">
                <text:p>0.00455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5368">
                <text:p>0.005368</text:p>
              </table:table-cell>
              <table:table-cell office:value-type="float" office:value="0.002262941176474">
                <text:p>0.002262941176474</text:p>
              </table:table-cell>
              <table:table-cell office:value-type="float" office:value="0.004792">
                <text:p>0.00479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5264">
                <text:p>0.005264</text:p>
              </table:table-cell>
              <table:table-cell office:value-type="float" office:value="0.002872962962964">
                <text:p>0.002872962962964</text:p>
              </table:table-cell>
              <table:table-cell office:value-type="float" office:value="0.004106">
                <text:p>0.00410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464">
                <text:p>0.00464</text:p>
              </table:table-cell>
              <table:table-cell office:value-type="float" office:value="0.002015263157894">
                <text:p>0.002015263157894</text:p>
              </table:table-cell>
              <table:table-cell office:value-type="float" office:value="0.00523">
                <text:p>0.005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4528">
                <text:p>0.004528</text:p>
              </table:table-cell>
              <table:table-cell office:value-type="float" office:value="0.002576666666668">
                <text:p>0.002576666666668</text:p>
              </table:table-cell>
              <table:table-cell office:value-type="float" office:value="0.00321">
                <text:p>0.003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39cm" svg:height="11.131cm" xlink:href=".." xlink:type="simple" chart:class="chart:line" chart:style-name="ch1">
        <chart:subtitle svg:x="7.598cm" svg:y="0.579cm" chart:style-name="ch2">
          <text:p>Error Promedio por Equal C2</text:p>
        </chart:subtitle>
        <chart:legend chart:legend-position="end" svg:x="15.978cm" svg:y="4.768cm" style:legend-expansion="high" chart:style-name="ch3"/>
        <chart:plot-area chart:style-name="ch4" table:cell-range-address="Sheet1.J2:Sheet1.M21 Sheet1.K1:Sheet1.M1" chart:data-source-has-labels="both" svg:x="1.416cm" svg:y="1.706cm" svg:width="14.484cm" svg:height="8.221cm">
          <chartooo:coordinate-region svg:x="2.328cm" svg:y="1.906cm" svg:width="13.293cm" svg:height="7.374cm"/>
          <chart:axis chart:dimension="x" chart:name="primary-x" chart:style-name="ch5" chartooo:axis-type="auto">
            <chartooo:date-scale/>
            <chart:title svg:x="8.032cm" svg:y="10.149cm" chart:style-name="ch6">
              <text:p>Buckets</text:p>
            </chart:title>
            <chart:categories table:cell-range-address="Sheet1.J2:Sheet1.J21"/>
          </chart:axis>
          <chart:axis chart:dimension="y" chart:name="primary-y" chart:style-name="ch5">
            <chart:title svg:x="0.45cm" svg:y="6.23cm" chart:style-name="ch7">
              <text:p>Error</text:p>
            </chart:title>
            <chart:grid chart:style-name="ch8" chart:class="major"/>
          </chart:axis>
          <chart:series chart:style-name="ch9" chart:values-cell-range-address="Sheet1.K2:Sheet1.K21" chart:label-cell-address="Sheet1.K1:Sheet1.K1" chart:class="chart:line">
            <chart:data-point chart:repeated="20"/>
          </chart:series>
          <chart:series chart:style-name="ch10" chart:values-cell-range-address="Sheet1.L2:Sheet1.L21" chart:label-cell-address="Sheet1.L1:Sheet1.L1" chart:class="chart:line">
            <chart:data-point chart:repeated="20"/>
          </chart:series>
          <chart:series chart:style-name="ch11" chart:values-cell-range-address="Sheet1.M2:Sheet1.M21" chart:label-cell-address="Sheet1.M1:Sheet1.M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. Error Clasico</text:p>
                <draw:g>
                  <svg:desc>Sheet1.K1:Sheet1.K1</svg:desc>
                </draw:g>
              </table:table-cell>
              <table:table-cell office:value-type="string">
                <text:p>Prom. Error Steps</text:p>
                <draw:g>
                  <svg:desc>Sheet1.L1:Sheet1.L1</svg:desc>
                </draw:g>
              </table:table-cell>
              <table:table-cell office:value-type="string">
                <text:p>Prom. Error Propia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J2:Sheet1.J21</svg:desc>
                </draw:g>
              </table:table-cell>
              <table:table-cell office:value-type="float" office:value="0.094658">
                <text:p>0.094658</text:p>
                <draw:g>
                  <svg:desc>Sheet1.K2:Sheet1.K21</svg:desc>
                </draw:g>
              </table:table-cell>
              <table:table-cell office:value-type="float" office:value="0.03990999999998">
                <text:p>0.03990999999998</text:p>
                <draw:g>
                  <svg:desc>Sheet1.L2:Sheet1.L21</svg:desc>
                </draw:g>
              </table:table-cell>
              <table:table-cell office:value-type="float" office:value="0.094954">
                <text:p>0.094954</text:p>
                <draw:g>
                  <svg:desc>Sheet1.M2:Sheet1.M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8232">
                <text:p>0.048232</text:p>
              </table:table-cell>
              <table:table-cell office:value-type="float" office:value="0.01991000000002">
                <text:p>0.01991000000002</text:p>
              </table:table-cell>
              <table:table-cell office:value-type="float" office:value="0.038416">
                <text:p>0.0384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0222">
                <text:p>0.030222</text:p>
              </table:table-cell>
              <table:table-cell office:value-type="float" office:value="0.01324333333334">
                <text:p>0.01324333333334</text:p>
              </table:table-cell>
              <table:table-cell office:value-type="float" office:value="0.025422">
                <text:p>0.0254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4986">
                <text:p>0.024986</text:p>
              </table:table-cell>
              <table:table-cell office:value-type="float" office:value="0.009909999999998">
                <text:p>0.009909999999998</text:p>
              </table:table-cell>
              <table:table-cell office:value-type="float" office:value="0.015646">
                <text:p>0.0156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8692">
                <text:p>0.018692</text:p>
              </table:table-cell>
              <table:table-cell office:value-type="float" office:value="0.007910000000002">
                <text:p>0.007910000000002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64">
                <text:p>0.0164</text:p>
              </table:table-cell>
              <table:table-cell office:value-type="float" office:value="0.006576666666668">
                <text:p>0.006576666666668</text:p>
              </table:table-cell>
              <table:table-cell office:value-type="float" office:value="0.012748">
                <text:p>0.0127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3378">
                <text:p>0.013378</text:p>
              </table:table-cell>
              <table:table-cell office:value-type="float" office:value="0.005624285714284">
                <text:p>0.005624285714284</text:p>
              </table:table-cell>
              <table:table-cell office:value-type="float" office:value="0.007332">
                <text:p>0.00733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1608">
                <text:p>0.011608</text:p>
              </table:table-cell>
              <table:table-cell office:value-type="float" office:value="0.004910000000002">
                <text:p>0.004910000000002</text:p>
              </table:table-cell>
              <table:table-cell office:value-type="float" office:value="0.006636">
                <text:p>0.0066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0466">
                <text:p>0.010466</text:p>
              </table:table-cell>
              <table:table-cell office:value-type="float" office:value="0.005835925925924">
                <text:p>0.005835925925924</text:p>
              </table:table-cell>
              <table:table-cell office:value-type="float" office:value="0.007792">
                <text:p>0.0077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971">
                <text:p>0.00971</text:p>
              </table:table-cell>
              <table:table-cell office:value-type="float" office:value="0.005243333333332">
                <text:p>0.005243333333332</text:p>
              </table:table-cell>
              <table:table-cell office:value-type="float" office:value="0.00757">
                <text:p>0.0075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8572">
                <text:p>0.008572</text:p>
              </table:table-cell>
              <table:table-cell office:value-type="float" office:value="0.00354636363636">
                <text:p>0.00354636363636</text:p>
              </table:table-cell>
              <table:table-cell office:value-type="float" office:value="0.006712">
                <text:p>0.00671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757">
                <text:p>0.00757</text:p>
              </table:table-cell>
              <table:table-cell office:value-type="float" office:value="0.003243333333336">
                <text:p>0.003243333333336</text:p>
              </table:table-cell>
              <table:table-cell office:value-type="float" office:value="0.00648">
                <text:p>0.006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703">
                <text:p>0.00703</text:p>
              </table:table-cell>
              <table:table-cell office:value-type="float" office:value="0.004012564102562">
                <text:p>0.004012564102562</text:p>
              </table:table-cell>
              <table:table-cell office:value-type="float" office:value="0.00638">
                <text:p>0.0063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6344">
                <text:p>0.006344</text:p>
              </table:table-cell>
              <table:table-cell office:value-type="float" office:value="0.002767142857142">
                <text:p>0.002767142857142</text:p>
              </table:table-cell>
              <table:table-cell office:value-type="float" office:value="0.003434">
                <text:p>0.00343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6264">
                <text:p>0.006264</text:p>
              </table:table-cell>
              <table:table-cell office:value-type="float" office:value="0.002576666666664">
                <text:p>0.002576666666664</text:p>
              </table:table-cell>
              <table:table-cell office:value-type="float" office:value="0.004796">
                <text:p>0.00479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571">
                <text:p>0.00571</text:p>
              </table:table-cell>
              <table:table-cell office:value-type="float" office:value="0.002409999999998">
                <text:p>0.002409999999998</text:p>
              </table:table-cell>
              <table:table-cell office:value-type="float" office:value="0.004554">
                <text:p>0.00455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5368">
                <text:p>0.005368</text:p>
              </table:table-cell>
              <table:table-cell office:value-type="float" office:value="0.002262941176474">
                <text:p>0.002262941176474</text:p>
              </table:table-cell>
              <table:table-cell office:value-type="float" office:value="0.004792">
                <text:p>0.00479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5264">
                <text:p>0.005264</text:p>
              </table:table-cell>
              <table:table-cell office:value-type="float" office:value="0.002872962962964">
                <text:p>0.002872962962964</text:p>
              </table:table-cell>
              <table:table-cell office:value-type="float" office:value="0.004106">
                <text:p>0.00410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464">
                <text:p>0.00464</text:p>
              </table:table-cell>
              <table:table-cell office:value-type="float" office:value="0.002015263157894">
                <text:p>0.002015263157894</text:p>
              </table:table-cell>
              <table:table-cell office:value-type="float" office:value="0.00523">
                <text:p>0.005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4528">
                <text:p>0.004528</text:p>
              </table:table-cell>
              <table:table-cell office:value-type="float" office:value="0.002576666666668">
                <text:p>0.002576666666668</text:p>
              </table:table-cell>
              <table:table-cell office:value-type="float" office:value="0.00321">
                <text:p>0.003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